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6.263cm" fo:margin-left="-0.132cm" table:align="left"/>
    </style:style>
    <style:style style:name="Table1.A" style:family="table-column">
      <style:table-column-properties style:column-width="4.745cm"/>
    </style:style>
    <style:style style:name="Table1.B" style:family="table-column">
      <style:table-column-properties style:column-width="5.221cm"/>
    </style:style>
    <style:style style:name="Table1.C" style:family="table-column">
      <style:table-column-properties style:column-width="0.402cm"/>
    </style:style>
    <style:style style:name="Table1.D" style:family="table-column">
      <style:table-column-properties style:column-width="5.895cm"/>
    </style:style>
    <style:style style:name="Table1.1" style:family="table-row">
      <style:table-row-properties fo:keep-together="always" style:use-optimal-row-height="false"/>
    </style:style>
    <style:style style:name="Table1.A1" style:family="table-cell">
      <style:table-cell-properties fo:background-color="#b3b3b3" fo:padding-left="0.123cm" fo:padding-right="0.123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1cm" fo:keep-together="always" style:use-optimal-row-height="false"/>
    </style:style>
    <style:style style:name="Table1.A2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801cm" fo:keep-together="always" style:use-optimal-row-height="false"/>
    </style:style>
    <style:style style:name="Table1.A3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1.B3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1.A4" style:family="table-cell">
      <style:table-cell-properties fo:background-color="#b3b3b3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5" style:family="table-row">
      <style:table-row-properties style:min-row-height="2.111cm" fo:keep-together="always" style:use-optimal-row-height="false"/>
    </style:style>
    <style:style style:name="Table1.A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1.C5" style:family="table-cell">
      <style:table-cell-properties fo:padding-left="0.018cm" fo:padding-right="0.018cm" fo:padding-top="0cm" fo:padding-bottom="0cm" fo:border="none"/>
    </style:style>
    <style:style style:name="Table1.6" style:family="table-row">
      <style:table-row-properties style:min-row-height="10.88cm" fo:keep-together="always" style:use-optimal-row-height="false"/>
    </style:style>
    <style:style style:name="Table1.A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.27cm" fo:margin-left="0cm" table:align="left"/>
    </style:style>
    <style:style style:name="Table2.A" style:family="table-column">
      <style:table-column-properties style:column-width="0.635cm"/>
    </style:style>
    <style:style style:name="Table2.1" style:family="table-row">
      <style:table-row-properties style:min-row-height="1.055cm" fo:keep-together="always" style:use-optimal-row-height="false"/>
    </style:style>
    <style:style style:name="Table2.A1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2.B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2.2" style:family="table-row">
      <style:table-row-properties style:min-row-height="1.155cm" fo:keep-together="always" style:use-optimal-row-height="false"/>
    </style:style>
    <style:style style:name="Table3" style:family="table">
      <style:table-properties style:width="15.998cm" fo:margin-left="0.106cm" table:align="left"/>
    </style:style>
    <style:style style:name="Table3.A" style:family="table-column">
      <style:table-column-properties style:column-width="3.119cm"/>
    </style:style>
    <style:style style:name="Table3.B" style:family="table-column">
      <style:table-column-properties style:column-width="2.464cm"/>
    </style:style>
    <style:style style:name="Table3.C" style:family="table-column">
      <style:table-column-properties style:column-width="2.178cm"/>
    </style:style>
    <style:style style:name="Table3.D" style:family="table-column">
      <style:table-column-properties style:column-width="2.18cm"/>
    </style:style>
    <style:style style:name="Table3.E" style:family="table-column">
      <style:table-column-properties style:column-width="1.875cm"/>
    </style:style>
    <style:style style:name="Table3.F" style:family="table-column">
      <style:table-column-properties style:column-width="2.081cm"/>
    </style:style>
    <style:style style:name="Table3.G" style:family="table-column">
      <style:table-column-properties style:column-width="2.101cm"/>
    </style:style>
    <style:style style:name="Table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le3.G1" style:family="table-cell">
      <style:table-cell-properties fo:padding-left="0.123cm" fo:padding-right="0.123cm" fo:padding-top="0cm" fo:padding-bottom="0cm" fo:border="0.5pt solid #000000"/>
    </style:style>
    <style:style style:name="Table3.A2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3.G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4" style:family="table">
      <style:table-properties style:width="16cm" fo:margin-left="0cm" table:align="left"/>
    </style:style>
    <style:style style:name="Table4.A" style:family="table-column">
      <style:table-column-properties style:column-width="0.931cm"/>
    </style:style>
    <style:style style:name="Table4.B" style:family="table-column">
      <style:table-column-properties style:column-width="9.163cm"/>
    </style:style>
    <style:style style:name="Table4.C" style:family="table-column">
      <style:table-column-properties style:column-width="3.083cm"/>
    </style:style>
    <style:style style:name="Table4.D" style:family="table-column">
      <style:table-column-properties style:column-width="2.822cm"/>
    </style:style>
    <style:style style:name="Table4.1" style:family="table-row">
      <style:table-row-properties style:min-row-height="0.956cm" fo:keep-together="always" style:use-optimal-row-height="false"/>
    </style:style>
    <style:style style:name="Table4.A1" style:family="table-cell">
      <style:table-cell-properties style:vertical-align="middle" fo:background-color="#b3b3b3" fo:padding-left="0.123cm" fo:padding-right="0.123cm" fo:padding-top="0cm" fo:padding-bottom="0cm" fo:border="0.5pt solid #000000">
        <style:background-image/>
      </style:table-cell-properties>
    </style:style>
    <style:style style:name="Table4.2" style:family="table-row">
      <style:table-row-properties style:min-row-height="1.021cm" fo:keep-together="always" style:use-optimal-row-height="false"/>
    </style:style>
    <style:style style:name="Table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4.D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4.3" style:family="table-row">
      <style:table-row-properties style:min-row-height="2.593cm" fo:keep-together="always" style:use-optimal-row-height="false"/>
    </style:style>
    <style:style style:name="Table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4.B3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4.C3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4.D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4.B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4.C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4.D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4.5" style:family="table-row">
      <style:table-row-properties style:min-row-height="2.646cm" fo:keep-together="always" style:use-optimal-row-height="false"/>
    </style:style>
    <style:style style:name="Table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4.B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4.C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4.D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4.6" style:family="table-row">
      <style:table-row-properties style:min-row-height="2.514cm" fo:keep-together="always" style:use-optimal-row-height="false"/>
    </style:style>
    <style:style style:name="Table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4.B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4.C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4.D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4.7" style:family="table-row">
      <style:table-row-properties style:min-row-height="2.916cm" fo:keep-together="always" style:use-optimal-row-height="false"/>
    </style:style>
    <style:style style:name="Table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4.B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4.C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4.D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4.B8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4.C8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4.D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5" style:family="table">
      <style:table-properties style:width="16cm" fo:margin-left="0cm" table:align="left"/>
    </style:style>
    <style:style style:name="Table5.A" style:family="table-column">
      <style:table-column-properties style:column-width="0.931cm"/>
    </style:style>
    <style:style style:name="Table5.B" style:family="table-column">
      <style:table-column-properties style:column-width="9.163cm"/>
    </style:style>
    <style:style style:name="Table5.C" style:family="table-column">
      <style:table-column-properties style:column-width="3.083cm"/>
    </style:style>
    <style:style style:name="Table5.D" style:family="table-column">
      <style:table-column-properties style:column-width="2.822cm"/>
    </style:style>
    <style:style style:name="Table5.1" style:family="table-row">
      <style:table-row-properties style:min-row-height="0.956cm" fo:keep-together="always" style:use-optimal-row-height="false"/>
    </style:style>
    <style:style style:name="Table5.A1" style:family="table-cell">
      <style:table-cell-properties style:vertical-align="middle" fo:background-color="#b3b3b3" fo:padding-left="0.123cm" fo:padding-right="0.123cm" fo:padding-top="0cm" fo:padding-bottom="0cm" fo:border="0.5pt solid #000000">
        <style:background-image/>
      </style:table-cell-properties>
    </style:style>
    <style:style style:name="Table5.2" style:family="table-row">
      <style:table-row-properties style:min-row-height="1.021cm" fo:keep-together="always" style:use-optimal-row-height="false"/>
    </style:style>
    <style:style style:name="Table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5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5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5.D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5.3" style:family="table-row">
      <style:table-row-properties style:min-row-height="2.699cm" fo:keep-together="always" style:use-optimal-row-height="false"/>
    </style:style>
    <style:style style:name="Table5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5.B3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5.C3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5.D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2.672cm" fo:keep-together="always" style:use-optimal-row-height="false"/>
    </style:style>
    <style:style style:name="Table5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5.B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5.C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5.D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5.5" style:family="table-row">
      <style:table-row-properties style:min-row-height="2.487cm" fo:keep-together="always" style:use-optimal-row-height="false"/>
    </style:style>
    <style:style style:name="Table5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5.B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5.C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5.D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5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5.B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5.C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5.D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5.7" style:family="table-row">
      <style:table-row-properties style:min-row-height="2.434cm" fo:keep-together="always" style:use-optimal-row-height="false"/>
    </style:style>
    <style:style style:name="Table5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5.B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5.C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5.D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5.8" style:family="table-row">
      <style:table-row-properties style:min-row-height="1.984cm" fo:keep-together="always" style:use-optimal-row-height="false"/>
    </style:style>
    <style:style style:name="Table5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5.B8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5.C8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5.D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Pied_20_de_20_page_20__28_Premier_29_">
      <style:paragraph-properties fo:margin-top="0.22cm" fo:margin-bottom="0cm" style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2" style:family="paragraph" style:parent-style-name="Titre">
      <style:paragraph-properties fo:break-before="page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3" style:family="paragraph" style:parent-style-name="Standard">
      <style:paragraph-properties style:snap-to-layout-grid="false"/>
      <style:text-properties fo:language="en" fo:country="GB"/>
    </style:style>
    <style:style style:name="P14" style:family="paragraph" style:parent-style-name="Titre">
      <style:text-properties style:font-size-complex="20pt"/>
    </style:style>
    <style:style style:name="P15" style:family="paragraph" style:parent-style-name="Titre">
      <style:paragraph-properties fo:text-align="start" style:justify-single-word="false"/>
    </style:style>
    <style:style style:name="P16" style:family="paragraph" style:parent-style-name="Sous-titre">
      <style:text-properties fo:font-size="20pt" style:font-size-asian="20pt" style:font-size-complex="20pt"/>
    </style:style>
    <style:style style:name="P17" style:family="paragraph" style:parent-style-name="Sous-titre">
      <style:text-properties fo:font-style="normal" style:font-style-asian="normal"/>
    </style:style>
    <style:style style:name="P18" style:family="paragraph" style:parent-style-name="Standard" style:master-page-name="MPF0">
      <style:paragraph-properties style:page-number="auto" fo:break-before="page"/>
      <style:text-properties fo:font-size="12pt" fo:language="en" fo:country="US" style:font-size-asian="12pt" style:font-size-complex="12pt"/>
    </style:style>
    <style:style style:name="P19" style:family="paragraph" style:parent-style-name="Standard" style:master-page-name="MP1">
      <style:paragraph-properties fo:text-align="center" style:justify-single-word="false" style:page-number="auto" fo:break-before="page"/>
      <style:text-properties fo:font-size="16pt" style:font-size-asian="16pt" style:font-size-complex="16pt"/>
    </style:style>
    <style:style style:name="P20" style:family="paragraph" style:parent-style-name="Standard" style:master-page-name="MP2">
      <style:paragraph-properties fo:text-align="center" style:justify-single-word="false" style:page-number="auto" fo:break-before="page"/>
    </style:style>
    <style:style style:name="P21" style:family="paragraph" style:parent-style-name="Standard">
      <style:text-properties fo:background-color="#ffffff"/>
    </style:style>
    <style:style style:name="P22" style:family="paragraph" style:parent-style-name="Titre" style:master-page-name="MP3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GB"/>
    </style:style>
    <style:style style:name="T6" style:family="text">
      <style:text-properties style:text-position="super 65%" style:font-name="Times" fo:language="en" fo:country="GB"/>
    </style:style>
    <style:style style:name="T7" style:family="text">
      <style:text-properties fo:background-color="#ffff00"/>
    </style:style>
    <style:style style:name="T8" style:family="text">
      <style:text-properties fo:background-color="#ffffff"/>
    </style:style>
    <style:style style:name="T9" style:family="text">
      <style:text-properties fo:background-color="#000000"/>
    </style:style>
    <style:style style:name="T10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writing-mode="lr-tb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UV : INF 112 <text:tab/><text:tab/>BE 2<text:tab/><text:tab/>Binome A<text:tab/><text:tab/>Bili-Prodhomme Jordan</text:p>
      <text:p text:style-name="Standard"><text:span text:style-name="Police_20_par_20_défaut"><text:span text:style-name="T2"><text:tab/><text:tab/><text:tab/><text:tab/><text:tab/><text:tab/><text:tab/><text:tab/></text:span></text:span><text:span text:style-name="Police_20_par_20_défaut"><text:span text:style-name="T3">Feunteun Glenn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LIVRABLE FIL ROUGE BE2</text:p>
      <text:p text:style-name="P5">Projet ToutAvis</text:p>
      <text:p text:style-name="P19">Stratégie de test</text:p>
      <text:p text:style-name="P3"><text:s/></text:p>
      <text:p text:style-name="P3"/>
      <text:p text:style-name="P3">- Commencer par les fonctions les plus simples ;</text:p>
      <text:p text:style-name="P3">- Tester le constructeur puis prioriser le test d'une méthode selon sa dépendance vis à vis des autres méthodes (de la moins dépendante à la plus dépendante) ;</text:p>
      <text:p text:style-name="P3">- Tester les levées d'exception d'une méthode puis valider son fonctionnement standard ;</text:p>
      <text:p text:style-name="P3">- Déployer le test selon une démarche incrémentale qui consiste à assurer un pas avant de passer au suivant ;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INF112 - Dossier de validation prévisionnel</text:p>
      <text:p text:style-name="P16"/>
      <text:h text:style-name="Titre_20_2" text:outline-level="2">Avertissement :</text:h>
      <text:p text:style-name="Text_20_body"><text:s/>Cette fiche est similaire à celle qui sera utilisée lors de la recette finale de façon à ce que vous puissiez vous préparer aussi complétement que possible à cette opération. Pour le moment (BE2), vous ne renseignerez ici que la description des scénarios de tests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h text:style-name="Titre_20_1" text:outline-level="1">Identification du logiciel à valider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8">Nom du logiciel :</text:p>
            <text:p text:style-name="Standard"/>
          </table:table-cell>
          <table:covered-table-cell/>
          <table:covered-table-cell/>
          <table:table-cell table:style-name="Table1.D2" office:value-type="string">
            <text:p text:style-name="P8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P8">Taille (nb de pages ou de lignes) :</text:p>
          </table:table-cell>
          <table:table-cell table:style-name="Table1.B3" table:number-columns-spanned="2" office:value-type="string">
            <text:p text:style-name="P8"/>
          </table:table-cell>
          <table:covered-table-cell/>
          <table:table-cell table:style-name="Table1.D2" office:value-type="string">
            <text:p text:style-name="P8">Date de dernière mise à jour :</text:p>
          </table:table-cell>
        </table:table-row>
        <table:table-row table:style-name="Table1.1">
          <table:table-cell table:style-name="Table1.A4" table:number-columns-spanned="4" office:value-type="string">
            <text:h text:style-name="Titre_20_2" text:outline-level="2">Identification des <text:s/>valideurs</text:h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2" office:value-type="string">
            <text:p text:style-name="P8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style-name="Table1.C5" table:number-columns-spanned="2" office:value-type="string">
            <table:table table:name="Table2" table:style-name="Table2">
              <table:table-column table:style-name="Table2.A" table:number-columns-repeated="2"/>
              <table:table-row table:style-name="Table2.1">
                <table:table-cell table:style-name="Table2.A1" office:value-type="string">
                  <text:p text:style-name="P7">Date de validation</text:p>
                </table:table-cell>
                <table:table-cell table:style-name="Table2.B1" office:value-type="string">
                  <text:p text:style-name="P7">Effort (heures)</text:p>
                </table:table-cell>
              </table:table-row>
              <table:table-row table:style-name="Table2.2">
                <table:table-cell table:style-name="Table2.A1" office:value-type="string">
                  <text:p text:style-name="P7"/>
                </table:table-cell>
                <table:table-cell table:style-name="Table2.B1" office:value-type="string">
                  <text:p text:style-name="P7"/>
                </table:table-cell>
              </table:table-row>
            </table:table>
            <text:p text:style-name="Normal"/>
          </table:table-cell>
          <table:covered-table-cell/>
        </table:table-row>
        <text:soft-page-break/>
        <table:table-row table:style-name="Table1.6">
          <table:table-cell table:style-name="Table1.A6" table:number-columns-spanned="4" office:value-type="string">
            <text:p text:style-name="P8"><text:span text:style-name="Police_20_par_20_défaut"><text:span text:style-name="T4">Fonctionnalités à tester</text:span></text:span> :</text:p>
            <text:p text:style-name="P8"/>
            <text:p text:style-name="P8"/>
            <text:p text:style-name="Standard"/>
            <text:p text:style-name="Standard"/>
            <text:p text:style-name="Standard"/>
            <text:p text:style-name="Standard"/>
            <text:p text:style-name="Standard"><text:span text:style-name="Police_20_par_20_défaut"><text:span text:style-name="T4">Critère (s) de validation</text:span></text:span><text:span text:style-name="Appel_20_note_20_de_20_bas_20_de_20_p."><text:span text:style-name="T4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10">Bilan général de validation :</text:p>
            <text:p text:style-name="Standard"/>
            <text:p text:style-name="Standard"><draw:frame draw:style-name="fr1" draw:name="Cadre1" text:anchor-type="as-char" svg:y="0cm" svg:width="15.857cm" style:rel-width="scale" svg:height="2.163cm" style:rel-height="scale" draw:z-index="0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column table:style-name="Table3.G"/><table:table-row><table:table-cell table:style-name="Table3.A1" office:value-type="string"><text:p text:style-name="P8">Nb tests prévus</text:p></table:table-cell><table:table-cell table:style-name="Table3.A1" office:value-type="string"><text:p text:style-name="P8">Tests passés</text:p></table:table-cell><table:table-cell table:style-name="Table3.A1" office:value-type="string"><text:p text:style-name="P8"><text:span text:style-name="Police_20_par_20_défaut"><text:span text:style-name="T5">Tests OK</text:span></text:span><text:span text:style-name="Police_20_par_20_défaut"><text:span text:style-name="T6">2</text:span></text:span></text:p></table:table-cell><table:table-cell table:style-name="Table3.A1" office:value-type="string"><text:p text:style-name="P13">Tests NOK</text:p></table:table-cell><table:table-cell table:style-name="Table3.A1" office:value-type="string"><text:p text:style-name="P8">Tests NS</text:p></table:table-cell><table:table-cell table:style-name="Table3.A1" office:value-type="string"><text:p text:style-name="P8">Anomalies</text:p><text:p text:style-name="Standard">majeures</text:p></table:table-cell><table:table-cell table:style-name="Table3.G1" office:value-type="string"><text:p text:style-name="P8">Anomalies</text:p><text:p text:style-name="Standard">mineures</text:p></table:table-cell></table:table-row><table:table-row><table:table-cell table:style-name="Table3.A2" office:value-type="string"><text:p text:style-name="P8"/><text:p text:style-name="Standard"/></table:table-cell><table:table-cell table:style-name="Table3.A2" office:value-type="string"><text:p text:style-name="P8"/></table:table-cell><table:table-cell table:style-name="Table3.A2" office:value-type="string"><text:p text:style-name="P8"/></table:table-cell><table:table-cell table:style-name="Table3.A2" office:value-type="string"><text:p text:style-name="P8"/></table:table-cell><table:table-cell table:style-name="Table3.A2" office:value-type="string"><text:p text:style-name="P8"/></table:table-cell><table:table-cell table:style-name="Table3.A2" office:value-type="string"><text:p text:style-name="P8"/></table:table-cell><table:table-cell table:style-name="Table3.G2" office:value-type="string"><text:p text:style-name="P8"/></table:table-cell></table:table-row></table:table><text:p text:style-name="Normal"/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h text:style-name="Titre_20_3" text:outline-level="3">Synthèse des tests</text:h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1">No</text:p>
          </table:table-cell>
          <table:table-cell table:style-name="Table4.B2" office:value-type="string">
            <text:p text:style-name="P11">Identification du test</text:p>
          </table:table-cell>
          <table:table-cell table:style-name="Table4.C2" office:value-type="string">
            <text:p text:style-name="P7"><text:span text:style-name="Police_20_par_20_défaut"><text:span text:style-name="T4">Résultat</text:span></text:span><text:span text:style-name="Appel_20_note_20_de_20_bas_20_de_20_p."><text:span text:style-name="T4"><text:note text:id="ftn2" text:note-class="footnote"><text:note-citation>1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span></text:p>
          </table:table-cell>
          <table:table-cell table:style-name="Table4.D2" office:value-type="string">
            <text:p text:style-name="P12"/>
            <text:p text:style-name="Standard"><text:span text:style-name="Police_20_par_20_défaut"><text:span text:style-name="T4">Gravité de l’anomalie </text:span></text:span><text:span text:style-name="Appel_20_note_20_de_20_bas_20_de_20_p."><text:span text:style-name="T4"><text:note text:id="ftn3" text:note-class="footnote"><text:note-citation>2</text:note-citation><text:note-body><text:p text:style-name="Footnote"><text:s/>Majeure / mineure</text:p></text:note-body></text:note></text:span></text:span></text:p>
          </table:table-cell>
        </table:table-row>
        <table:table-row table:style-name="Table4.3">
          <table:table-cell table:style-name="Table4.A3" office:value-type="string">
            <text:p text:style-name="P7"/>
          </table:table-cell>
          <table:table-cell table:style-name="Table4.B3" office:value-type="string">
            <text:p text:style-name="P7"/>
            <text:p text:style-name="P6"/>
            <text:p text:style-name="P6"/>
            <text:p text:style-name="P6"/>
            <text:p text:style-name="P6"/>
          </table:table-cell>
          <table:table-cell table:style-name="Table4.C3" office:value-type="string">
            <text:p text:style-name="P7"/>
          </table:table-cell>
          <table:table-cell table:style-name="Table4.D3" office:value-type="string">
            <text:p text:style-name="P7"/>
          </table:table-cell>
        </table:table-row>
        <table:table-row table:style-name="Table4.3">
          <table:table-cell table:style-name="Table4.A4" office:value-type="string">
            <text:p text:style-name="P7"/>
          </table:table-cell>
          <table:table-cell table:style-name="Table4.B4" office:value-type="string">
            <text:p text:style-name="P7"/>
            <text:p text:style-name="P6"/>
            <text:p text:style-name="P6"/>
            <text:p text:style-name="P6"/>
            <text:p text:style-name="P6"/>
          </table:table-cell>
          <table:table-cell table:style-name="Table4.C4" office:value-type="string">
            <text:p text:style-name="P7"/>
          </table:table-cell>
          <table:table-cell table:style-name="Table4.D4" office:value-type="string">
            <text:p text:style-name="P7"/>
          </table:table-cell>
        </table:table-row>
        <table:table-row table:style-name="Table4.5">
          <table:table-cell table:style-name="Table4.A5" office:value-type="string">
            <text:p text:style-name="P7"/>
          </table:table-cell>
          <table:table-cell table:style-name="Table4.B5" office:value-type="string">
            <text:p text:style-name="P7"/>
            <text:p text:style-name="P6"/>
            <text:p text:style-name="P6"/>
            <text:p text:style-name="P6"/>
            <text:p text:style-name="P6"/>
          </table:table-cell>
          <table:table-cell table:style-name="Table4.C5" office:value-type="string">
            <text:p text:style-name="P7"/>
          </table:table-cell>
          <table:table-cell table:style-name="Table4.D5" office:value-type="string">
            <text:p text:style-name="P7"/>
          </table:table-cell>
        </table:table-row>
        <table:table-row table:style-name="Table4.6">
          <table:table-cell table:style-name="Table4.A6" office:value-type="string">
            <text:p text:style-name="P7"/>
          </table:table-cell>
          <table:table-cell table:style-name="Table4.B6" office:value-type="string">
            <text:p text:style-name="P7"/>
            <text:p text:style-name="P6"/>
            <text:p text:style-name="P6"/>
            <text:p text:style-name="P6"/>
            <text:p text:style-name="P6"/>
          </table:table-cell>
          <table:table-cell table:style-name="Table4.C6" office:value-type="string">
            <text:p text:style-name="P7"/>
          </table:table-cell>
          <table:table-cell table:style-name="Table4.D6" office:value-type="string">
            <text:p text:style-name="P7"/>
          </table:table-cell>
        </table:table-row>
        <table:table-row table:style-name="Table4.7">
          <table:table-cell table:style-name="Table4.A7" office:value-type="string">
            <text:p text:style-name="P7"/>
          </table:table-cell>
          <table:table-cell table:style-name="Table4.B7" office:value-type="string">
            <text:p text:style-name="P7"/>
          </table:table-cell>
          <table:table-cell table:style-name="Table4.C7" office:value-type="string">
            <text:p text:style-name="P7"/>
          </table:table-cell>
          <table:table-cell table:style-name="Table4.D7" office:value-type="string">
            <text:p text:style-name="P7"/>
          </table:table-cell>
        </table:table-row>
        <table:table-row table:style-name="Table4.7">
          <table:table-cell table:style-name="Table4.A8" office:value-type="string">
            <text:p text:style-name="P7"/>
          </table:table-cell>
          <table:table-cell table:style-name="Table4.B8" office:value-type="string">
            <text:p text:style-name="P7"/>
          </table:table-cell>
          <table:table-cell table:style-name="Table4.C8" office:value-type="string">
            <text:p text:style-name="P7"/>
          </table:table-cell>
          <table:table-cell table:style-name="Table4.D8" office:value-type="string">
            <text:p text:style-name="P7"/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h text:style-name="Titre_20_3" text:outline-level="3">Synthèse des tests</text:h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1">No</text:p>
          </table:table-cell>
          <table:table-cell table:style-name="Table5.B2" office:value-type="string">
            <text:p text:style-name="P11">Identification du test</text:p>
          </table:table-cell>
          <table:table-cell table:style-name="Table5.C2" office:value-type="string">
            <text:p text:style-name="P7"><text:span text:style-name="Police_20_par_20_défaut"><text:span text:style-name="T4">Résultat</text:span></text:span><text:span text:style-name="Appel_20_note_20_de_20_bas_20_de_20_p."><text:span text:style-name="T4"><text:note text:id="ftn4" text:note-class="footnote"><text:note-citation>3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span></text:p>
          </table:table-cell>
          <table:table-cell table:style-name="Table5.D2" office:value-type="string">
            <text:p text:style-name="P12"/>
            <text:p text:style-name="Standard"><text:span text:style-name="Police_20_par_20_défaut"><text:span text:style-name="T4">Gravité de l’anomalie </text:span></text:span><text:span text:style-name="Appel_20_note_20_de_20_bas_20_de_20_p."><text:span text:style-name="T4"><text:note text:id="ftn5" text:note-class="footnote"><text:note-citation>4</text:note-citation><text:note-body><text:p text:style-name="Footnote"><text:s/>Majeure / mineure</text:p></text:note-body></text:note></text:span></text:span></text:p>
          </table:table-cell>
        </table:table-row>
        <text:soft-page-break/>
        <table:table-row table:style-name="Table5.3">
          <table:table-cell table:style-name="Table5.A3" office:value-type="string">
            <text:p text:style-name="P7"/>
          </table:table-cell>
          <table:table-cell table:style-name="Table5.B3" office:value-type="string">
            <text:p text:style-name="P7"/>
            <text:p text:style-name="P6"/>
            <text:p text:style-name="P6"/>
            <text:p text:style-name="P6"/>
            <text:p text:style-name="P6"/>
          </table:table-cell>
          <table:table-cell table:style-name="Table5.C3" office:value-type="string">
            <text:p text:style-name="P7"/>
          </table:table-cell>
          <table:table-cell table:style-name="Table5.D3" office:value-type="string">
            <text:p text:style-name="P7"/>
          </table:table-cell>
        </table:table-row>
        <table:table-row table:style-name="Table5.4">
          <table:table-cell table:style-name="Table5.A4" office:value-type="string">
            <text:p text:style-name="P7"/>
          </table:table-cell>
          <table:table-cell table:style-name="Table5.B4" office:value-type="string">
            <text:p text:style-name="P7"/>
            <text:p text:style-name="P6"/>
            <text:p text:style-name="P6"/>
            <text:p text:style-name="P6"/>
            <text:p text:style-name="P6"/>
          </table:table-cell>
          <table:table-cell table:style-name="Table5.C4" office:value-type="string">
            <text:p text:style-name="P7"/>
          </table:table-cell>
          <table:table-cell table:style-name="Table5.D4" office:value-type="string">
            <text:p text:style-name="P7"/>
          </table:table-cell>
        </table:table-row>
        <table:table-row table:style-name="Table5.5">
          <table:table-cell table:style-name="Table5.A5" office:value-type="string">
            <text:p text:style-name="P7"/>
          </table:table-cell>
          <table:table-cell table:style-name="Table5.B5" office:value-type="string">
            <text:p text:style-name="P7"/>
            <text:p text:style-name="P6"/>
            <text:p text:style-name="P6"/>
            <text:p text:style-name="P6"/>
            <text:p text:style-name="P6"/>
          </table:table-cell>
          <table:table-cell table:style-name="Table5.C5" office:value-type="string">
            <text:p text:style-name="P7"/>
          </table:table-cell>
          <table:table-cell table:style-name="Table5.D5" office:value-type="string">
            <text:p text:style-name="P7"/>
          </table:table-cell>
        </table:table-row>
        <table:table-row table:style-name="Table5.4">
          <table:table-cell table:style-name="Table5.A6" office:value-type="string">
            <text:p text:style-name="P7"/>
          </table:table-cell>
          <table:table-cell table:style-name="Table5.B6" office:value-type="string">
            <text:p text:style-name="P7"/>
            <text:p text:style-name="P6"/>
            <text:p text:style-name="P6"/>
            <text:p text:style-name="P6"/>
            <text:p text:style-name="P6"/>
          </table:table-cell>
          <table:table-cell table:style-name="Table5.C6" office:value-type="string">
            <text:p text:style-name="P7"/>
          </table:table-cell>
          <table:table-cell table:style-name="Table5.D6" office:value-type="string">
            <text:p text:style-name="P7"/>
          </table:table-cell>
        </table:table-row>
        <table:table-row table:style-name="Table5.7">
          <table:table-cell table:style-name="Table5.A7" office:value-type="string">
            <text:p text:style-name="P7"/>
          </table:table-cell>
          <table:table-cell table:style-name="Table5.B7" office:value-type="string">
            <text:p text:style-name="P7"/>
          </table:table-cell>
          <table:table-cell table:style-name="Table5.C7" office:value-type="string">
            <text:p text:style-name="P7"/>
          </table:table-cell>
          <table:table-cell table:style-name="Table5.D7" office:value-type="string">
            <text:p text:style-name="P7"/>
          </table:table-cell>
        </table:table-row>
        <table:table-row table:style-name="Table5.8">
          <table:table-cell table:style-name="Table5.A8" office:value-type="string">
            <text:p text:style-name="P7"/>
          </table:table-cell>
          <table:table-cell table:style-name="Table5.B8" office:value-type="string">
            <text:p text:style-name="P7"/>
          </table:table-cell>
          <table:table-cell table:style-name="Table5.C8" office:value-type="string">
            <text:p text:style-name="P7"/>
          </table:table-cell>
          <table:table-cell table:style-name="Table5.D8" office:value-type="string">
            <text:p text:style-name="P7"/>
          </table:table-cell>
        </table:table-row>
      </table:table>
      <text:p text:style-name="P6"/>
      <text:p text:style-name="P6"/>
      <text:p text:style-name="Titre"/>
      <text:p text:style-name="P2">Fiche de test N° 3 <text:s text:c="3"/></text:p>
      <text:p text:style-name="Titre"/>
      <text:p text:style-name="P10">Objectif du test : éprouver la méthode addItemFilm sur les cas d’anomalie</text:p>
      <text:p text:style-name="P10"/>
      <text:p text:style-name="Standard">Vérification de la levée des exceptions BadEntry, NotMember, ItemFilmAlreadyExists lors de l'utilisation de addItemFilm avec des paramètres d'entrées incorrects.</text:p>
      <text:p text:style-name="P10"/>
      <text:p text:style-name="P10"/>
      <text:p text:style-name="P10">Description (scénario) :</text:p>
      <text:p text:style-name="Standard"/>
      <text:p text:style-name="Standard">BadEntry :</text:p>
      <text:p text:style-name="Standard">- Instanciation d'un Social Network</text:p>
      <text:p text:style-name="Standard">- Utilisation de addItemFilm avec en paramètre un pseudo non instancié</text:p>
      <text:p text:style-name="Standard">- Utilisation de addItemFilm avec en paramètre un pseudo ne contenant que des espaces</text:p>
      <text:p text:style-name="Standard">- Utilisation de addItemFilm avec en paramètre un password non instancié</text:p>
      <text:p text:style-name="Standard">- Utilisation de addItemFilm avec en paramètre un password de moins de 4 caractères, autres que des « leadings or trailing blanks ».</text:p>
      <text:p text:style-name="Standard">- Utilisation de addItemFilm avec en paramètre un titre non instancié</text:p>
      <text:p text:style-name="Standard">- Utilisation de addItemFilm avec en paramètre un titre ne contenant que des espaces</text:p>
      <text:p text:style-name="Standard">- Utilisation de addItemFilm avec en paramètre un genre non instancié</text:p>
      <text:p text:style-name="Standard">- Utilisation de addItemFilm avec en paramètre un realisateur non instancié</text:p>
      <text:p text:style-name="Standard">- Utilisation de addItemFilm avec en paramètre un scenariste non instancié</text:p>
      <text:p text:style-name="Standard">- Utilisation de addItemFilm avec en paramètre un duree nulle</text:p>
      <text:p text:style-name="Standard"/>
      <text:p text:style-name="Standard">FilmAlreadyExists :</text:p>
      <text:p text:style-name="Standard">- Utilisation de addItemFilm avec en paramètre un titre identique au premier film ajouté</text:p>
      <text:p text:style-name="Standard">- Utilisation de addItemFilm avec en paramètre un titre identique au dernier film ajouté</text:p>
      <text:p text:style-name="Standard">- Utilisation de addItemFilm avec en paramètre un titre identique à un film existant (avec casse différente)</text:p>
      <text:p text:style-name="Standard">- Utilisation de addItemFilm avec en paramètre un titre identique à un film existant (avec leadings et trailings blanks)</text:p>
      <text:p text:style-name="Standard"/>
      <text:p text:style-name="Standard">NotMember :</text:p>
      <text:p text:style-name="Standard">- Utilisation de addItemFilm avec en paramètre un pseudo qui n'est pas celui d'un membre</text:p>
      <text:p text:style-name="Standard">- Utilisation de addItemFilm avec en paramètre un pseudo qui ne correspond pas au password</text:p>
      <text:p text:style-name="Standard"/>
      <text:p text:style-name="Standard"/>
      <text:p text:style-name="P10">Résultats attendus :</text:p>
      <text:p text:style-name="P10"/>
      <text:p text:style-name="Standard">- Levée de l'exception BadEntry lors des instanciations incorrectes</text:p>
      <text:p text:style-name="Standard">- Levée de l'exception NotMember et FilmAlreadyExists</text:p>
      <text:p text:style-name="Standard">- De plus, après levée des exceptions lors de l'utilisation de addItemFilm, le nombre de films doit rester identique au nombre de membres avant utilisation de <text:s/>addItemFilm</text:p>
      <text:p text:style-name="P10"/>
      <text:p text:style-name="P15"/>
      <text:p text:style-name="Titre"/>
      <text:p text:style-name="P15"><text:soft-page-break/></text:p>
      <text:p text:style-name="Titre">Fiche de test N°4</text:p>
      <text:p text:style-name="Titre"/>
      <text:p text:style-name="P10">Objectif du test : Eprouver la méthode addItemFilm sur les cas de fonctionnement standard</text:p>
      <text:p text:style-name="P10"/>
      <text:p text:style-name="Standard">Vérification de l'ajout de films après utilisation de addItemFilm « avec des paramètres d'entrées corrects ».</text:p>
      <text:p text:style-name="P10"/>
      <text:p text:style-name="P10"/>
      <text:p text:style-name="P10">Description (scénario) :</text:p>
      <text:p text:style-name="Standard"/>
      <text:p text:style-name="Standard">- Instanciation d'un Social Network ;</text:p>
      <text:p text:style-name="Standard">- Utilisation de addItemFilm pour l'ajout de plusieurs films avec « paramètres d'entrées corrects » ;</text:p>
      <text:p text:style-name="P10"/>
      <text:p text:style-name="P10"/>
      <text:p text:style-name="P10">Résultats attendus :</text:p>
      <text:p text:style-name="Standard"/>
      <text:p text:style-name="Standard">L'ajout d'un film avec « paramètres d'entrées corrects » ne doit pas lever d'exception, le nombre de films après ces ajouts doit avoir augmenté en conséquence.</text:p>
      <text:p text:style-name="Standard"/>
      <text:p text:style-name="Titre"/>
      <text:p text:style-name="Titre"/>
      <text:p text:style-name="Titre"/>
      <text:p text:style-name="Titre"/>
      <text:p text:style-name="Titre"/>
      <text:p text:style-name="Titre"/>
      <text:p text:style-name="Titre"/>
      <text:p text:style-name="Titre"><text:soft-page-break/></text:p>
      <text:p text:style-name="Titre"/>
      <text:p text:style-name="Titre"/>
      <text:p text:style-name="P15"/>
      <text:p text:style-name="Titre">Fiche de test N° <text:s text:c="3"/>5</text:p>
      <text:p text:style-name="Titre"/>
      <text:p text:style-name="P10">Objectif du test : Eprouver la méthode reviewItemFilm sur les cas d'anomalies</text:p>
      <text:p text:style-name="P10"/>
      <text:p text:style-name="Standard">Vérification de la levée des exceptions BadEntry, NotMember, NotItem lors de l'utilisation de reviewItemFilm avec des paramètres d'entrées incorrects.</text:p>
      <text:p text:style-name="P10"/>
      <text:p text:style-name="P10"/>
      <text:p text:style-name="P10">Description(scénario) :</text:p>
      <text:p text:style-name="P10"/>
      <text:p text:style-name="Standard">BadEntry :</text:p>
      <text:p text:style-name="Standard">- Instanciation d'un Social Network</text:p>
      <text:p text:style-name="Standard">- Utilisation de reviewItemFilm avec en paramètre un pseudo non instancié</text:p>
      <text:p text:style-name="Standard">- Utilisation de reviewItemFilm avec en paramètre un pseudo ne contenant que des espaces</text:p>
      <text:p text:style-name="Standard">- Utilisation de reviewItemFilm avec en paramètre un password non instancié</text:p>
      <text:p text:style-name="Standard">- Utilisation de reviewItemFilm avec en paramètre un password de moins de 4 caractères</text:p>
      <text:p text:style-name="Standard">- Utilisation de reviewItemFilm avec en paramètre un titre non instancié</text:p>
      <text:p text:style-name="Standard">- Utilisation de reviewItemFilm avec en paramètre un titre constitué uniquement d’espaces</text:p>
      <text:p text:style-name="Standard">- Utilisation de reviewItemFilm avec en paramètre une note non comprise entre 0.0 et 5.0</text:p>
      <text:p text:style-name="Standard">- Utilisation de reviewItemFilm avec en paramètre un commentaire non instancié</text:p>
      <text:p text:style-name="Standard"/>
      <text:p text:style-name="Standard">NotMember :</text:p>
      <text:p text:style-name="Standard">- Utilisation de reviewItemFilm avec en paramètre un pseudo qui n'est pas celui d'un membre</text:p>
      <text:p text:style-name="Standard">- Utilisation de reviewItemFilm avec en paramètre un pseudo qui ne correspond pas au password</text:p>
      <text:p text:style-name="Standard"/>
      <text:p text:style-name="Standard">NotItem :</text:p>
      <text:p text:style-name="Standard">- Utilisation de reviewItemFilm avec en paramètre un titre non instancié</text:p>
      <text:p text:style-name="P10"/>
      <text:p text:style-name="P10"/>
      <text:p text:style-name="P10">Résultats attendus :</text:p>
      <text:p text:style-name="P10"/>
      <text:p text:style-name="Standard">- Levée de l'exception BadEntry lors des instanciations incorrectes</text:p>
      <text:p text:style-name="Standard">- Levée de l'exception NotMember et NotItem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p text:style-name="Standard"/>
      <text:p text:style-name="Titre">Fiche de test N° 6</text:p>
      <text:p text:style-name="Titre"/>
      <text:p text:style-name="P10">Objectif du test : Eprouver la méthode reviewItemFilm sur les cas de fonctionnement standard</text:p>
      <text:p text:style-name="P10"/>
      <text:p text:style-name="Standard">But principal : vérification de l'ajout de l'opinion après utilisation de reviewItemFilm « avec des paramètres d'entrées corrects ».</text:p>
      <text:p text:style-name="Standard"/>
      <text:p text:style-name="Standard">But secondaire : Vérification de la mise à jour d'une opinion d'un membre sur un film qu'il a déjà commenté.</text:p>
      <text:p text:style-name="Standard">Vérification de la mise à jour de la note moyenne sur ce film.</text:p>
      <text:p text:style-name="Standard"/>
      <text:p text:style-name="P10"/>
      <text:p text:style-name="P10">Description(scénario) :</text:p>
      <text:p text:style-name="Standard"/>
      <text:p text:style-name="Standard">- Instanciation d'un Social Network </text:p>
      <text:p text:style-name="Standard">- Instanciation d'un membre </text:p>
      <text:p text:style-name="Standard">- Utilisation de reviewItemFilm pour l'ajout de plusieurs opinions avec « paramètres d'entrées corrects » </text:p>
      <text:p text:style-name="Standard">- Utilisation de reviewItemFilm avec en paramètre une opinion d'un même membre sur un même film </text:p>
      <text:p text:style-name="Standard"/>
      <text:p text:style-name="P10"/>
      <text:p text:style-name="P10">Résultats attendus :</text:p>
      <text:p text:style-name="Standard"/>
      <text:p text:style-name="Standard">- L'ajout d'une opinion sur un film avec « paramètres d'entrées corrects » ne doit pas lever d'exception, la note moyenne de ce film doit être mise à jour.</text:p>
      <text:p text:style-name="Standard"><text:span text:style-name="Police_20_par_20_défaut"><text:span text:style-name="T8">- L'ajout d'une opinion d'un même membre sur un même film doit mettre à jour cette nouvelle opinion.</text:span></text:span></text:p>
      <text:p text:style-name="Standard"/>
      <text:p text:style-name="Standard"/>
      <text:p text:style-name="P22">Fiche de test N° 7</text:p>
      <text:p text:style-name="P17"/>
      <text:p text:style-name="P10">Objectif du test : Eprouver la méthode reviewOpinion sur les cas d'anomalies</text:p>
      <text:p text:style-name="P10"/>
      <text:p text:style-name="Standard">Vérification de la levée des exceptions BadEntry, NotMember, NotItem, NotReview lors de l'utilisation de reviewOpinion avec des paramètres d'entrées incorrects.</text:p>
      <text:p text:style-name="P10"/>
      <text:p text:style-name="P10"/>
      <text:p text:style-name="P10">Description (scénario) :</text:p>
      <text:p text:style-name="P10"/>
      <text:p text:style-name="Standard">BadEntry :</text:p>
      <text:p text:style-name="Standard">- Instanciation d'un Social Network</text:p>
      <text:p text:style-name="Standard">- Utilisation de reviewItemFilm avec en paramètre un pseudo non instancié</text:p>
      <text:p text:style-name="Standard">- Utilisation de reviewItemFilm avec en paramètre un pseudo ne contenant que des espaces</text:p>
      <text:p text:style-name="Standard">- Utilisation de reviewItemFilm avec en paramètre un password non instancié</text:p>
      <text:p text:style-name="Standard">- Utilisation de reviewItemFilm avec en paramètre un password de moins de 4 caractères, autres que des « leadings or trailing blanks »</text:p>
      <text:p text:style-name="Standard">- Utilisation de reviewOpinion avec en paramètre une note non comprise entre 0.0 et 5.0</text:p>
      <text:p text:style-name="Standard">- Utilisation de reviewOpinion avec en paramètre un titre non instancié</text:p>
      <text:p text:style-name="Standard">- Utilisation de reviewOpinion avec en paramètre un auteur non instancié</text:p>
      <text:p text:style-name="Standard">- Utilisation de reviewOpinion avec en paramètre un commentaire non instancié</text:p>
      <text:p text:style-name="Standard"/>
      <text:p text:style-name="Standard">NotMember :</text:p>
      <text:p text:style-name="Standard">- Utilisation de reviewOpinion avec en paramètre un pseudo qui n'est pas celui d'un membre (pour l’utilisateur qui note la review)</text:p>
      <text:p text:style-name="P21">- Utilisation de reviewOpinion avec en paramètre un pseudo qui ne correspond pas au password (pour l’utilisateur qui note la review)</text:p>
      <text:p text:style-name="Standard"><text:span text:style-name="Police_20_par_20_défaut"><text:span text:style-name="T8">- Utilisation de reviewOpinion avec en paramètre un pseudo qui n'est pas celui d'un membre (pour l’utilisateur qui a posté la review)</text:span></text:span></text:p>
      <text:p text:style-name="Standard"/>
      <text:p text:style-name="Standard">NotItem :</text:p>
      <text:p text:style-name="Standard">- Utilisation de reviewOpinion sur un item non existant dans le Social Network</text:p>
      <text:p text:style-name="Standard"/>
      <text:p text:style-name="Standard">NotReview :</text:p>
      <text:p text:style-name="Standard">- Utilisation de reviewOpinion sur une review non existante dans le Social Network</text:p>
      <text:p text:style-name="Standard">- Utilisation de reviewOpinion par l’auteur de la review</text:p>
      <text:p text:style-name="Standard"/>
      <text:p text:style-name="P10"/>
      <text:p text:style-name="P10">Résultats attendus :</text:p>
      <text:p text:style-name="P10"/>
      <text:p text:style-name="Standard">- Levée de l'exception BadEntry lors des instanciations incorrectes</text:p>
      <text:p text:style-name="Standard">- Levée de l'exception NotMember, <text:s/>NotItem et NotReview</text:p>
      <text:p text:style-name="P10"/>
      <text:p text:style-name="P10"/>
      <text:p text:style-name="P10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re"><text:soft-page-break/>Fiche de test N° 8</text:p>
      <text:p text:style-name="Titre"/>
      <text:p text:style-name="P10">Objectif du test : Eprouver la méthode reviewOpinion sur les cas de fonctionnement standard</text:p>
      <text:p text:style-name="P10"/>
      <text:p text:style-name="Standard">Validation du fonctionnement de la méthode reviewOpinion : noter un avis à propos d’un item afin d’introduire la notion de karma. Les utilisateurs postant des avis posséderont <text:s/>un karma qui influencera la prise en compte de leur review dans la note moyenne de l’item.</text:p>
      <text:p text:style-name="P10"/>
      <text:p text:style-name="P10">Description (scénario) :</text:p>
      <text:p text:style-name="Standard"/>
      <text:p text:style-name="Standard">- Instanciation d'un Social Network ;</text:p>
      <text:p text:style-name="Standard">- Instanciation d'un membre avec la méthode addMember </text:p>
      <text:p text:style-name="Standard">- Instanciation d’un second membre avec la méthode addMember </text:p>
      <text:p text:style-name="Standard">- Instanciation d’un item avec la méthode addItemFilm ou addItemBook </text:p>
      <text:p text:style-name="Standard">- Instanciation d’une opinion par le premier membre avec la méthode addReview </text:p>
      <text:p text:style-name="Standard">- Instanciation d’un avis d’opinion par le second membre avec la méthode reviewOpinionBook ou reviewOpinionFilm</text:p>
      <text:p text:style-name="Standard">- Utilisation de reviewOpinion avec « paramètres d'entrée corrects » </text:p>
      <text:p text:style-name="Standard"/>
      <text:p text:style-name="Standard"/>
      <text:p text:style-name="P10"/>
      <text:p text:style-name="P10">Résultats attendus :</text:p>
      <text:p text:style-name="Standard"/>
      <text:p text:style-name="Standard">- L’ajout d’un avis sur une opinion avec « paramètres d’entrées corrects » ne doit pas lever d’exception, le karma de l’utilisateur doit être mis à jo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Lucida Sans Unicode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Titre_20_1" style:display-name="Titre 1" style:family="paragraph" style:parent-style-name="Standard" style:next-style-name="Standard" style:default-outline-level="1">
      <style:paragraph-properties fo:margin-top="0.423cm" fo:margin-bottom="0.106cm" style:contextual-spacing="false" fo:hyphenation-ladder-count="no-limit" fo:padding-left="0cm" fo:padding-right="0cm" fo:padding-top="0cm" fo:padding-bottom="0.035cm" fo:border-left="none" fo:border-right="none" fo:border-top="none" fo:border-bottom="0.26pt solid #000000" style:shadow="none" fo:keep-with-next="always"/>
      <style:text-properties fo:text-transform="uppercase" fo:font-size="16pt" fo:font-weight="bold" style:font-size-asian="16pt" style:font-weight-asian="bold" fo:hyphenate="false"/>
    </style:style>
    <style:style style:name="Titre_20_2" style:display-name="Titre 2" style:family="paragraph" style:parent-style-name="Standard" style:next-style-name="Standard" style:default-outline-level="2">
      <style:paragraph-properties fo:margin-top="0.409cm" fo:margin-bottom="0.109cm" style:contextual-spacing="false" fo:hyphenation-ladder-count="no-limit" fo:keep-with-next="always"/>
      <style:text-properties fo:font-size="16pt" fo:font-weight="bold" style:font-size-asian="16pt" style:font-weight-asian="bold" fo:hyphenate="false"/>
    </style:style>
    <style:style style:name="Titre_20_3" style:display-name="Titre 3" style:family="paragraph" style:parent-style-name="Standard" style:next-style-name="Standard" style:default-outline-level="3">
      <style:paragraph-properties fo:margin-top="0.31cm" fo:margin-bottom="0.109cm" style:contextual-spacing="false" fo:hyphenation-ladder-count="no-limit" fo:keep-with-next="always"/>
      <style:text-properties fo:font-size="14pt" fo:font-weight="bold" style:font-size-asian="14pt" style:font-weight-asian="bold" fo:hyphenate="false"/>
    </style:style>
    <style:style style:name="Titre_20_4" style:display-name="Titre 4" style:family="paragraph" style:parent-style-name="Standard" style:next-style-name="Standard" style:default-outline-level="4">
      <style:paragraph-properties fo:margin-top="0.106cm" fo:margin-bottom="0.106cm" style:contextual-spacing="false" fo:hyphenation-ladder-count="no-limit" fo:keep-with-next="always"/>
      <style:text-properties fo:font-size="12pt" fo:font-weight="bold" style:font-size-asian="12pt" style:font-weight-asian="bold" fo:hyphenate="false"/>
    </style:style>
    <style:style style:name="Titre_20_5" style:display-name="Titre 5" style:family="paragraph" style:parent-style-name="Standard" style:next-style-name="Standard" style:default-outline-level="5">
      <style:paragraph-properties fo:margin-top="0.106cm" fo:margin-bottom="0.106cm" style:contextual-spacing="false" fo:hyphenation-ladder-count="no-limit" fo:keep-with-next="always"/>
      <style:text-properties fo:font-size="11pt" fo:font-weight="bold" style:font-size-asian="11pt" style:font-weight-asian="bold" fo:hyphenate="false"/>
    </style:style>
    <style:style style:name="Titre_20_6" style:display-name="Titre 6" style:family="paragraph" style:parent-style-name="Titre_20_5" style:next-style-name="Standard" style:default-outline-level="6">
      <style:paragraph-properties fo:hyphenation-ladder-count="no-limit"/>
      <style:text-properties fo:font-size="10pt" style:font-size-asian="10pt" fo:hyphenate="false"/>
    </style:style>
    <style:style style:name="Titre_20_7" style:display-name="Titre 7" style:family="paragraph" style:parent-style-name="Titre_20_6" style:next-style-name="Standard" style:default-outline-level="7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Titre_20_8" style:display-name="Titre 8" style:family="paragraph" style:parent-style-name="Titre_20_7" style:next-style-name="Standard" style:default-outline-level="8">
      <style:paragraph-properties fo:hyphenation-ladder-count="no-limit"/>
      <style:text-properties fo:hyphenate="false"/>
    </style:style>
    <style:style style:name="Titre_20_9" style:display-name="Titre 9" style:family="paragraph" style:parent-style-name="Titre_20_8" style:next-style-name="Standard" style:default-outline-level="9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 style:text-autospace="none"/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Liste" style:family="paragraph" style:parent-style-name="Text_20_body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En-tête" style:family="paragraph" style:parent-style-name="Standard">
      <style:paragraph-properties fo:hyphenation-ladder-count="no-limit" fo:padding-left="0cm" fo:padding-right="0cm" fo:padding-top="0cm" fo:padding-bottom="0.035cm" fo:border-left="none" fo:border-right="none" fo:border-top="none" fo:border-bottom="0.26pt solid #000000" style:shadow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 fo:hyphenate="false"/>
    </style:style>
    <style:style style:name="Pied_20_de_20_page" style:display-name="Pied de page" style:family="paragraph" style:parent-style-name="Standard">
      <style:paragraph-properties fo:hyphenation-ladder-count="no-limit" fo:padding-left="0cm" fo:padding-right="0cm" fo:padding-top="0.035cm" fo:padding-bottom="0cm" fo:border-left="none" fo:border-right="none" fo:border-top="0.26pt solid #000000" fo:border-bottom="none" style:shadow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 fo:hyphenate="false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Légende" style:family="paragraph" style:parent-style-name="Standard" style:next-style-name="Standard" style:list-style-name="WW8Num78">
      <style:paragraph-properties fo:margin-top="0.212cm" fo:margin-bottom="0.212cm" style:contextual-spacing="false" fo:text-align="center" style:justify-single-word="false" fo:hyphenation-ladder-count="no-limit"/>
      <style:text-properties fo:font-style="italic" style:font-style-asian="italic" fo:hyphenate="false"/>
    </style:style>
    <style:style style:name="Footnote" style:family="paragraph" style:parent-style-name="Standard" style:class="extra">
      <style:paragraph-properties fo:hyphenation-ladder-count="no-limit"/>
      <style:text-properties fo:font-size="8pt" style:font-size-asian="8pt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1.011cm" style:contextual-spacing="false" fo:text-align="center" style:justify-single-word="false" fo:hyphenation-ladder-count="no-limit" text:number-lines="false" text:line-number="0"/>
      <style:text-properties fo:text-transform="uppercase" style:font-name="Times" fo:font-family="Times" style:font-family-generic="roman" style:font-pitch="variable" fo:font-size="24pt" fo:font-weight="bold" style:font-size-asian="24pt" style:font-weight-asian="bold" style:font-size-complex="16pt" style:font-weight-complex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style:contextual-spacing="false" fo:hyphenation-ladder-count="no-limit"/>
      <style:text-properties fo:text-transform="uppercase" fo:font-size="12pt" fo:font-weight="bold" style:font-size-asian="12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101cm" fo:margin-right="0cm" fo:margin-top="0.199cm" fo:margin-bottom="0.011cm" style:contextual-spacing="false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19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/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/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hyphenation-ladder-count="no-limit"/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hyphenation-ladder-count="no-limit"/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hyphenation-ladder-count="no-limit"/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hyphenation-ladder-count="no-limit"/>
      <style:text-properties fo:hyphenate="false"/>
    </style:style>
    <style:style style:name="Titre" style:family="paragraph" style:parent-style-name="Standard" style:next-style-name="Sous-titre">
      <style:paragraph-properties fo:margin-top="0.423cm" fo:margin-bottom="0.423cm" style:contextual-spacing="false" fo:text-align="center" style:justify-single-word="false" fo:hyphenation-ladder-count="no-limit"/>
      <style:text-properties fo:text-transform="uppercase" fo:font-size="20pt" fo:font-weight="bold" style:font-size-asian="20pt" style:font-weight-asian="bold" fo:hyphenate="false"/>
    </style:style>
    <style:style style:name="Sous-titre" style:family="paragraph" style:parent-style-name="Heading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WW-Table_20_des_20_illustrations" style:display-name="WW-Table des illustrations" style:family="paragraph" style:parent-style-name="Standard" style:next-style-name="Standard">
      <style:paragraph-properties fo:margin-left="0.706cm" fo:margin-right="0cm" fo:hyphenation-ladder-count="no-limit" fo:text-indent="-0.706cm" style:auto-text-indent="false">
        <style:tab-stops/>
      </style:paragraph-properties>
      <style:text-properties fo:hyphenate="false"/>
    </style:style>
    <style:style style:name="WW-Liste_20_à_20_puces" style:display-name="WW-Liste à puces" style:family="paragraph" style:parent-style-name="Standard" style:list-style-name="WW8Num6">
      <style:paragraph-properties fo:hyphenation-ladder-count="no-limit"/>
      <style:text-properties fo:font-style="italic" style:font-style-asian="italic" style:font-style-complex="italic" fo:hyphenate="false"/>
    </style:style>
    <style:style style:name="WW-Liste_20_à_20_puces_20_2" style:display-name="WW-Liste à puces 2" style:family="paragraph" style:parent-style-name="Standard" style:list-style-name="WW8Num4">
      <style:paragraph-properties fo:hyphenation-ladder-count="no-limit"/>
      <style:text-properties fo:hyphenate="false"/>
    </style:style>
    <style:style style:name="WW-Liste_20_à_20_numéros" style:display-name="WW-Liste à numéros" style:family="paragraph" style:parent-style-name="Standard" style:list-style-name="WW8Num5">
      <style:paragraph-properties fo:hyphenation-ladder-count="no-limit"/>
      <style:text-properties fo:hyphenate="false"/>
    </style:style>
    <style:style style:name="WW-Corps_20_de_20_texte_20_2" style:display-name="WW-Corps de texte 2" style:family="paragraph" style:parent-style-name="Standard">
      <style:paragraph-properties fo:hyphenation-ladder-count="no-limit" style:text-autospace="none"/>
      <style:text-properties fo:font-size="8pt" fo:font-style="italic" style:font-size-asian="8pt" style:font-style-asian="italic" style:font-style-complex="italic" fo:hyphenate="false"/>
    </style:style>
    <style:style style:name="WW-Corps_20_de_20_texte_20_3" style:display-name="WW-Corps de texte 3" style:family="paragraph" style:parent-style-name="Standard">
      <style:paragraph-properties fo:hyphenation-ladder-count="no-limit" style:text-autospace="none"/>
      <style:text-properties fo:font-style="italic" style:font-style-asian="italic" style:font-style-complex="italic" fo:hyphenate="false"/>
    </style:style>
    <style:style style:name="Text_20_body_20_comment" style:display-name="Text body comment" style:family="paragraph" style:parent-style-name="Text_20_body">
      <style:paragraph-properties fo:hyphenation-ladder-count="no-limit"/>
      <style:text-properties fo:font-style="italic" style:font-style-asian="italic" fo:hyphenate="false"/>
    </style:style>
    <style:style style:name="En-tête_20__28_Pair_29_" style:display-name="En-tête (Pair)" style:family="paragraph" style:parent-style-name="En-tête">
      <style:paragraph-properties fo:hyphenation-ladder-count="no-limit"/>
      <style:text-properties fo:font-size="10pt" style:font-size-asian="10pt" fo:hyphenate="false"/>
    </style:style>
    <style:style style:name="Pied_20_de_20_page_20__28_Premier_29_" style:display-name="Pied de page (Premier)" style:family="paragraph" style:parent-style-name="Pied_20_de_20_page">
      <style:paragraph-properties fo:margin-top="0.423cm" fo:margin-bottom="0cm" style:contextual-spacing="false" fo:hyphenation-ladder-count="no-limit"/>
      <style:text-properties style:font-name="Times" fo:font-family="Times" style:font-family-generic="roman" style:font-pitch="variable" fo:font-size="10pt" fo:font-weight="bold" style:font-size-asian="10pt" style:font-weight-asian="bold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Footnote_20_Symbol" style:display-name="Footnote Symbol" style:family="text"/>
    <style:style style:name="Numéro_20_de_20_page" style:display-name="Numéro de page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pitch="fixed"/>
    </style:style>
    <style:style style:name="WW8Num9z2" style:family="text">
      <style:text-properties style:font-name="Wingdings" fo:font-family="Wingdings" style:font-family-generic="system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Helvetica" fo:font-family="Helvetica" style:font-family-generic="swiss" style:font-pitch="variable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43z0" style:family="text">
      <style:text-properties style:font-name="Helvetica" fo:font-family="Helvetica" style:font-family-generic="swiss" style:font-pitch="variable"/>
    </style:style>
    <style:style style:name="WW8Num44z0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8z0" style:family="text">
      <style:text-properties style:font-name="Symbol" fo:font-family="Symbol" style:font-family-generic="roman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Symbol" fo:font-family="Symbol" style:font-family-generic="roman" style:font-pitch="variable" style:font-charset="x-symbol"/>
    </style:style>
    <style:style style:name="WW8Num59z0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5z0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/>
    </style:style>
    <style:style style:name="WW8Num72z0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/>
    </style:style>
    <style:style style:name="WW8Num76z0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/>
    </style:style>
    <style:style style:name="WW8Num79z1" style:family="text">
      <style:text-properties style:font-name="Courier New" fo:font-family="'Courier New'" style:font-family-generic="modern" style:font-pitch="fixed"/>
    </style:style>
    <style:style style:name="WW8Num79z2" style:family="text">
      <style:text-properties style:font-name="Wingdings" fo:font-family="Wingdings" style:font-family-generic="system" style:font-pitch="variable" style:font-charset="x-symbol"/>
    </style:style>
    <style:style style:name="WW8Num81z0" style:family="text">
      <style:text-properties style:font-name="Symbol" fo:font-family="Symbol" style:font-family-generic="roman" style:font-pitch="variable" style:font-charset="x-symbol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Symbol" fo:font-family="Symbol" style:font-family-generic="roman" style:font-pitch="variable" style:font-charset="x-symbol"/>
    </style:style>
    <style:style style:name="WW8Num91z1" style:family="text">
      <style:text-properties style:font-name="Courier New" fo:font-family="'Courier New'" style:font-family-generic="modern" style:font-pitch="fixed"/>
    </style:style>
    <style:style style:name="WW8Num91z2" style:family="text">
      <style:text-properties style:font-name="Wingdings" fo:font-family="Wingdings" style:font-family-generic="system" style:font-pitch="variable" style:font-charset="x-symbol"/>
    </style:style>
    <style:style style:name="WW8Num92z0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/>
    </style:style>
    <style:style style:name="WW8Num94z0" style:family="text">
      <style:text-properties style:font-name="Symbol" fo:font-family="Symbol" style:font-family-generic="roman" style:font-pitch="variable" style:font-charset="x-symbol"/>
    </style:style>
    <style:style style:name="WW8Num94z1" style:family="text">
      <style:text-properties style:font-name="Courier New" fo:font-family="'Courier New'" style:font-family-generic="modern" style:font-pitch="fixed"/>
    </style:style>
    <style:style style:name="WW8Num94z2" style:family="text">
      <style:text-properties style:font-name="Wingdings" fo:font-family="Wingdings" style:font-family-generic="system" style:font-pitch="variable" style:font-charset="x-symbol"/>
    </style:style>
    <style:style style:name="WW8Num98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3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10z0" style:family="text">
      <style:text-properties style:font-name="Symbol" fo:font-family="Symbol" style:font-family-generic="roman" style:font-pitch="variable" style:font-charset="x-symbol"/>
    </style:style>
    <style:style style:name="WW8Num110z1" style:family="text">
      <style:text-properties style:font-name="Courier New" fo:font-family="'Courier New'" style:font-family-generic="modern" style:font-pitch="fixed"/>
    </style:style>
    <style:style style:name="WW8Num110z2" style:family="text">
      <style:text-properties style:font-name="Wingdings" fo:font-family="Wingdings" style:font-family-generic="system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9z0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St4z0" style:family="text">
      <style:text-properties style:font-name="Symbol" fo:font-family="Symbol" style:font-family-generic="roman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Footnote_20_anchor" style:display-name="Footnote anchor" style:family="text">
      <style:text-properties style:text-position="super 67%"/>
    </style:style>
    <style:style style:name="Appel_20_note_20_de_20_bas_20_de_20_p." style:display-name="Appel note de bas de p." style:family="text" style:parent-style-name="Police_20_par_20_défaut">
      <style:text-properties style:text-position="super 67%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size-complex="8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StarSymbol" fo:font-family="StarSymbol" style:font-family-generic="system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5LVL1" style:display-name="WW_CharLFO25LVL1" style:family="text">
      <style:text-properties style:font-name="StarSymbol" fo:font-family="StarSymbol" style:font-family-generic="system" style:font-charset="x-symbol"/>
    </style:style>
    <style:style style:name="WW_5f_CharLFO27LVL1" style:display-name="WW_CharLFO27LVL1" style:family="text">
      <style:text-properties style:font-name="StarSymbol" fo:font-family="StarSymbol" style:font-family-generic="system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2LVL1" style:display-name="WW_CharLFO32LVL1" style:family="text">
      <style:text-properties style:font-name="StarSymbol" fo:font-family="StarSymbol" style:font-family-generic="system" style:font-charset="x-symbol"/>
    </style:style>
    <style:style style:name="WW_5f_CharLFO33LVL1" style:display-name="WW_CharLFO33LVL1" style:family="text">
      <style:text-properties style:font-name="Helvetica" fo:font-family="Helvetica" style:font-family-generic="swiss" style:font-pitch="variable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40LVL1" style:display-name="WW_CharLFO40LVL1" style:family="text">
      <style:text-properties style:font-name="Symbol" fo:font-family="Symbol" style:font-family-generic="roman" style:font-pitch="variable" style:font-charset="x-symbol"/>
    </style:style>
    <style:style style:name="WW_5f_CharLFO41LVL1" style:display-name="WW_CharLFO41LVL1" style:family="text">
      <style:text-properties style:font-name="StarSymbol" fo:font-family="StarSymbol" style:font-family-generic="system" style:font-charset="x-symbol"/>
    </style:style>
    <style:style style:name="WW_5f_CharLFO42LVL1" style:display-name="WW_CharLFO42LVL1" style:family="text">
      <style:text-properties style:font-name="StarSymbol" fo:font-family="StarSymbol" style:font-family-generic="system" style:font-charset="x-symbol"/>
    </style:style>
    <style:style style:name="WW_5f_CharLFO45LVL1" style:display-name="WW_CharLFO45LVL1" style:family="text">
      <style:text-properties style:font-name="Helvetica" fo:font-family="Helvetica" style:font-family-generic="swiss" style:font-pitch="variable"/>
    </style:style>
    <style:style style:name="WW_5f_CharLFO46LVL1" style:display-name="WW_CharLFO46LVL1" style:family="text">
      <style:text-properties style:font-name="Symbol" fo:font-family="Symbol" style:font-family-generic="roman" style:font-pitch="variable" style:font-charset="x-symbol"/>
    </style:style>
    <style:style style:name="WW_5f_CharLFO48LVL1" style:display-name="WW_CharLFO48LVL1" style:family="text">
      <style:text-properties style:font-name="Symbol" fo:font-family="Symbol" style:font-family-generic="roman" style:font-pitch="variable" style:font-charset="x-symbol"/>
    </style:style>
    <style:style style:name="WW_5f_CharLFO49LVL1" style:display-name="WW_CharLFO49LVL1" style:family="text">
      <style:text-properties style:font-name="StarSymbol" fo:font-family="StarSymbol" style:font-family-generic="system" style:font-charset="x-symbol"/>
    </style:style>
    <style:style style:name="WW_5f_CharLFO50LVL1" style:display-name="WW_CharLFO50LVL1" style:family="text">
      <style:text-properties style:font-name="Symbol" fo:font-family="Symbol" style:font-family-generic="roman" style:font-pitch="variable" style:font-charset="x-symbol"/>
    </style:style>
    <style:style style:name="WW_5f_CharLFO52LVL1" style:display-name="WW_CharLFO52LVL1" style:family="text">
      <style:text-properties style:font-name="Symbol" fo:font-family="Symbol" style:font-family-generic="roman" style:font-pitch="variable" style:font-charset="x-symbol"/>
    </style:style>
    <style:style style:name="WW_5f_CharLFO53LVL1" style:display-name="WW_CharLFO53LVL1" style:family="text">
      <style:text-properties style:font-name="StarSymbol" fo:font-family="StarSymbol" style:font-family-generic="system" style:font-charset="x-symbol"/>
    </style:style>
    <style:style style:name="WW_5f_CharLFO54LVL1" style:display-name="WW_CharLFO54LVL1" style:family="text">
      <style:text-properties style:font-name="Symbol" fo:font-family="Symbol" style:font-family-generic="roman" style:font-pitch="variable" style:font-charset="x-symbol"/>
    </style:style>
    <style:style style:name="WW_5f_CharLFO57LVL1" style:display-name="WW_CharLFO57LVL1" style:family="text">
      <style:text-properties style:font-name="Symbol" fo:font-family="Symbol" style:font-family-generic="roman" style:font-pitch="variable" style:font-charset="x-symbol"/>
    </style:style>
    <style:style style:name="WW_5f_CharLFO58LVL1" style:display-name="WW_CharLFO58LVL1" style:family="text">
      <style:text-properties style:font-name="Symbol" fo:font-family="Symbol" style:font-family-generic="roman" style:font-pitch="variable" style:font-charset="x-symbol"/>
    </style:style>
    <style:style style:name="WW_5f_CharLFO59LVL1" style:display-name="WW_CharLFO59LVL1" style:family="text">
      <style:text-properties style:font-name="Symbol" fo:font-family="Symbol" style:font-family-generic="roman" style:font-pitch="variable" style:font-charset="x-symbol"/>
    </style:style>
    <style:style style:name="WW_5f_CharLFO61LVL1" style:display-name="WW_CharLFO61LVL1" style:family="text">
      <style:text-properties style:font-name="Symbol" fo:font-family="Symbol" style:font-family-generic="roman" style:font-pitch="variable" style:font-charset="x-symbol"/>
    </style:style>
    <style:style style:name="WW_5f_CharLFO63LVL1" style:display-name="WW_CharLFO63LVL1" style:family="text">
      <style:text-properties style:font-name="Symbol" fo:font-family="Symbol" style:font-family-generic="roman" style:font-pitch="variable" style:font-charset="x-symbol"/>
    </style:style>
    <style:style style:name="WW_5f_CharLFO65LVL1" style:display-name="WW_CharLFO65LVL1" style:family="text">
      <style:text-properties style:font-name="Symbol" fo:font-family="Symbol" style:font-family-generic="roman" style:font-pitch="variable" style:font-charset="x-symbol"/>
    </style:style>
    <style:style style:name="WW_5f_CharLFO67LVL1" style:display-name="WW_CharLFO67LVL1" style:family="text">
      <style:text-properties style:font-name="Symbol" fo:font-family="Symbol" style:font-family-generic="roman" style:font-pitch="variable" style:font-charset="x-symbol"/>
    </style:style>
    <style:style style:name="WW_5f_CharLFO69LVL1" style:display-name="WW_CharLFO69LVL1" style:family="text">
      <style:text-properties style:font-name="Symbol" fo:font-family="Symbol" style:font-family-generic="roman" style:font-pitch="variable" style:font-charset="x-symbol"/>
    </style:style>
    <style:style style:name="WW_5f_CharLFO70LVL1" style:display-name="WW_CharLFO70LVL1" style:family="text">
      <style:text-properties style:font-name="Symbol" fo:font-family="Symbol" style:font-family-generic="roman" style:font-pitch="variable" style:font-charset="x-symbol"/>
    </style:style>
    <style:style style:name="WW_5f_CharLFO72LVL1" style:display-name="WW_CharLFO72LVL1" style:family="text">
      <style:text-properties style:font-name="Symbol" fo:font-family="Symbol" style:font-family-generic="roman" style:font-pitch="variable" style:font-charset="x-symbol"/>
    </style:style>
    <style:style style:name="WW_5f_CharLFO73LVL1" style:display-name="WW_CharLFO73LVL1" style:family="text">
      <style:text-properties style:font-name="Symbol" fo:font-family="Symbol" style:font-family-generic="roman" style:font-pitch="variable" style:font-charset="x-symbol"/>
    </style:style>
    <style:style style:name="WW_5f_CharLFO74LVL1" style:display-name="WW_CharLFO74LVL1" style:family="text">
      <style:text-properties style:font-name="Symbol" fo:font-family="Symbol" style:font-family-generic="roman" style:font-pitch="variable" style:font-charset="x-symbol"/>
    </style:style>
    <style:style style:name="WW_5f_CharLFO77LVL1" style:display-name="WW_CharLFO77LVL1" style:family="text">
      <style:text-properties style:font-name="Symbol" fo:font-family="Symbol" style:font-family-generic="roman" style:font-pitch="variable" style:font-charset="x-symbol"/>
    </style:style>
    <style:style style:name="WW_5f_CharLFO78LVL1" style:display-name="WW_CharLFO78LVL1" style:family="text">
      <style:text-properties style:font-name="Symbol" fo:font-family="Symbol" style:font-family-generic="roman" style:font-pitch="variable" style:font-charset="x-symbol"/>
    </style:style>
    <style:style style:name="WW_5f_CharLFO79LVL1" style:display-name="WW_CharLFO79LVL1" style:family="text">
      <style:text-properties style:font-name="StarSymbol" fo:font-family="StarSymbol" style:font-family-generic="system" style:font-charset="x-symbol"/>
    </style:style>
    <style:style style:name="WW_5f_CharLFO81LVL1" style:display-name="WW_CharLFO81LVL1" style:family="text">
      <style:text-properties style:font-name="Symbol" fo:font-family="Symbol" style:font-family-generic="roman" style:font-pitch="variable" style:font-charset="x-symbol"/>
    </style:style>
    <style:style style:name="WW_5f_CharLFO81LVL2" style:display-name="WW_CharLFO81LVL2" style:family="text">
      <style:text-properties style:font-name="Courier New" fo:font-family="'Courier New'" style:font-family-generic="modern" style:font-pitch="fixed"/>
    </style:style>
    <style:style style:name="WW_5f_CharLFO81LVL3" style:display-name="WW_CharLFO81LVL3" style:family="text">
      <style:text-properties style:font-name="Wingdings" fo:font-family="Wingdings" style:font-family-generic="system" style:font-pitch="variable" style:font-charset="x-symbol"/>
    </style:style>
    <style:style style:name="WW_5f_CharLFO81LVL4" style:display-name="WW_CharLFO81LVL4" style:family="text">
      <style:text-properties style:font-name="Symbol" fo:font-family="Symbol" style:font-family-generic="roman" style:font-pitch="variable" style:font-charset="x-symbol"/>
    </style:style>
    <style:style style:name="WW_5f_CharLFO81LVL5" style:display-name="WW_CharLFO81LVL5" style:family="text">
      <style:text-properties style:font-name="Courier New" fo:font-family="'Courier New'" style:font-family-generic="modern" style:font-pitch="fixed"/>
    </style:style>
    <style:style style:name="WW_5f_CharLFO81LVL6" style:display-name="WW_CharLFO81LVL6" style:family="text">
      <style:text-properties style:font-name="Wingdings" fo:font-family="Wingdings" style:font-family-generic="system" style:font-pitch="variable" style:font-charset="x-symbol"/>
    </style:style>
    <style:style style:name="WW_5f_CharLFO81LVL7" style:display-name="WW_CharLFO81LVL7" style:family="text">
      <style:text-properties style:font-name="Symbol" fo:font-family="Symbol" style:font-family-generic="roman" style:font-pitch="variable" style:font-charset="x-symbol"/>
    </style:style>
    <style:style style:name="WW_5f_CharLFO81LVL8" style:display-name="WW_CharLFO81LVL8" style:family="text">
      <style:text-properties style:font-name="Courier New" fo:font-family="'Courier New'" style:font-family-generic="modern" style:font-pitch="fixed"/>
    </style:style>
    <style:style style:name="WW_5f_CharLFO81LVL9" style:display-name="WW_CharLFO81LVL9" style:family="text">
      <style:text-properties style:font-name="Wingdings" fo:font-family="Wingdings" style:font-family-generic="system" style:font-pitch="variable" style:font-charset="x-symbol"/>
    </style:style>
    <style:style style:name="WW_5f_CharLFO83LVL1" style:display-name="WW_CharLFO83LVL1" style:family="text">
      <style:text-properties style:font-name="Symbol" fo:font-family="Symbol" style:font-family-generic="roman" style:font-pitch="variable" style:font-charset="x-symbol"/>
    </style:style>
    <style:style style:name="WW_5f_CharLFO87LVL1" style:display-name="WW_CharLFO87LVL1" style:family="text">
      <style:text-properties style:font-name="Symbol" fo:font-family="Symbol" style:font-family-generic="roman" style:font-pitch="variable" style:font-charset="x-symbol"/>
    </style:style>
    <style:style style:name="WW_5f_CharLFO90LVL1" style:display-name="WW_CharLFO90LVL1" style:family="text">
      <style:text-properties style:font-name="StarSymbol" fo:font-family="StarSymbol" style:font-family-generic="system" style:font-charset="x-symbol"/>
    </style:style>
    <style:style style:name="WW_5f_CharLFO93LVL1" style:display-name="WW_CharLFO93LVL1" style:family="text">
      <style:text-properties style:font-name="Symbol" fo:font-family="Symbol" style:font-family-generic="roman" style:font-pitch="variable" style:font-charset="x-symbol"/>
    </style:style>
    <style:style style:name="WW_5f_CharLFO93LVL2" style:display-name="WW_CharLFO93LVL2" style:family="text">
      <style:text-properties style:font-name="Courier New" fo:font-family="'Courier New'" style:font-family-generic="modern" style:font-pitch="fixed"/>
    </style:style>
    <style:style style:name="WW_5f_CharLFO93LVL3" style:display-name="WW_CharLFO93LVL3" style:family="text">
      <style:text-properties style:font-name="Wingdings" fo:font-family="Wingdings" style:font-family-generic="system" style:font-pitch="variable" style:font-charset="x-symbol"/>
    </style:style>
    <style:style style:name="WW_5f_CharLFO93LVL4" style:display-name="WW_CharLFO93LVL4" style:family="text">
      <style:text-properties style:font-name="Symbol" fo:font-family="Symbol" style:font-family-generic="roman" style:font-pitch="variable" style:font-charset="x-symbol"/>
    </style:style>
    <style:style style:name="WW_5f_CharLFO93LVL5" style:display-name="WW_CharLFO93LVL5" style:family="text">
      <style:text-properties style:font-name="Courier New" fo:font-family="'Courier New'" style:font-family-generic="modern" style:font-pitch="fixed"/>
    </style:style>
    <style:style style:name="WW_5f_CharLFO93LVL6" style:display-name="WW_CharLFO93LVL6" style:family="text">
      <style:text-properties style:font-name="Wingdings" fo:font-family="Wingdings" style:font-family-generic="system" style:font-pitch="variable" style:font-charset="x-symbol"/>
    </style:style>
    <style:style style:name="WW_5f_CharLFO93LVL7" style:display-name="WW_CharLFO93LVL7" style:family="text">
      <style:text-properties style:font-name="Symbol" fo:font-family="Symbol" style:font-family-generic="roman" style:font-pitch="variable" style:font-charset="x-symbol"/>
    </style:style>
    <style:style style:name="WW_5f_CharLFO93LVL8" style:display-name="WW_CharLFO93LVL8" style:family="text">
      <style:text-properties style:font-name="Courier New" fo:font-family="'Courier New'" style:font-family-generic="modern" style:font-pitch="fixed"/>
    </style:style>
    <style:style style:name="WW_5f_CharLFO93LVL9" style:display-name="WW_CharLFO93LVL9" style:family="text">
      <style:text-properties style:font-name="Wingdings" fo:font-family="Wingdings" style:font-family-generic="system" style:font-pitch="variable" style:font-charset="x-symbol"/>
    </style:style>
    <style:style style:name="WW_5f_CharLFO94LVL1" style:display-name="WW_CharLFO94LVL1" style:family="text">
      <style:text-properties style:font-name="Symbol" fo:font-family="Symbol" style:font-family-generic="roman" style:font-pitch="variable" style:font-charset="x-symbol"/>
    </style:style>
    <style:style style:name="WW_5f_CharLFO95LVL1" style:display-name="WW_CharLFO95LVL1" style:family="text">
      <style:text-properties style:font-name="Symbol" fo:font-family="Symbol" style:font-family-generic="roman" style:font-pitch="variable" style:font-charset="x-symbol"/>
    </style:style>
    <style:style style:name="WW_5f_CharLFO96LVL1" style:display-name="WW_CharLFO96LVL1" style:family="text">
      <style:text-properties style:font-name="Symbol" fo:font-family="Symbol" style:font-family-generic="roman" style:font-pitch="variable" style:font-charset="x-symbol"/>
    </style:style>
    <style:style style:name="WW_5f_CharLFO96LVL2" style:display-name="WW_CharLFO96LVL2" style:family="text">
      <style:text-properties style:font-name="Courier New" fo:font-family="'Courier New'" style:font-family-generic="modern" style:font-pitch="fixed"/>
    </style:style>
    <style:style style:name="WW_5f_CharLFO96LVL3" style:display-name="WW_CharLFO96LVL3" style:family="text">
      <style:text-properties style:font-name="Wingdings" fo:font-family="Wingdings" style:font-family-generic="system" style:font-pitch="variable" style:font-charset="x-symbol"/>
    </style:style>
    <style:style style:name="WW_5f_CharLFO96LVL4" style:display-name="WW_CharLFO96LVL4" style:family="text">
      <style:text-properties style:font-name="Symbol" fo:font-family="Symbol" style:font-family-generic="roman" style:font-pitch="variable" style:font-charset="x-symbol"/>
    </style:style>
    <style:style style:name="WW_5f_CharLFO96LVL5" style:display-name="WW_CharLFO96LVL5" style:family="text">
      <style:text-properties style:font-name="Courier New" fo:font-family="'Courier New'" style:font-family-generic="modern" style:font-pitch="fixed"/>
    </style:style>
    <style:style style:name="WW_5f_CharLFO96LVL6" style:display-name="WW_CharLFO96LVL6" style:family="text">
      <style:text-properties style:font-name="Wingdings" fo:font-family="Wingdings" style:font-family-generic="system" style:font-pitch="variable" style:font-charset="x-symbol"/>
    </style:style>
    <style:style style:name="WW_5f_CharLFO96LVL7" style:display-name="WW_CharLFO96LVL7" style:family="text">
      <style:text-properties style:font-name="Symbol" fo:font-family="Symbol" style:font-family-generic="roman" style:font-pitch="variable" style:font-charset="x-symbol"/>
    </style:style>
    <style:style style:name="WW_5f_CharLFO96LVL8" style:display-name="WW_CharLFO96LVL8" style:family="text">
      <style:text-properties style:font-name="Courier New" fo:font-family="'Courier New'" style:font-family-generic="modern" style:font-pitch="fixed"/>
    </style:style>
    <style:style style:name="WW_5f_CharLFO96LVL9" style:display-name="WW_CharLFO96LVL9" style:family="text">
      <style:text-properties style:font-name="Wingdings" fo:font-family="Wingdings" style:font-family-generic="system" style:font-pitch="variable" style:font-charset="x-symbol"/>
    </style:style>
    <style:style style:name="WW_5f_CharLFO97LVL1" style:display-name="WW_CharLFO97LVL1" style:family="text">
      <style:text-properties style:font-name="StarSymbol" fo:font-family="StarSymbol" style:font-family-generic="system" style:font-charset="x-symbol"/>
    </style:style>
    <style:style style:name="WW_5f_CharLFO100LVL1" style:display-name="WW_CharLFO100LVL1" style:family="text">
      <style:text-properties style:font-name="Symbol" fo:font-family="Symbol" style:font-family-generic="roman" style:font-pitch="variable" style:font-charset="x-symbol"/>
    </style:style>
    <style:style style:name="WW_5f_CharLFO103LVL1" style:display-name="WW_CharLFO103LVL1" style:family="text">
      <style:text-properties style:font-name="StarSymbol" fo:font-family="StarSymbol" style:font-family-generic="system" style:font-charset="x-symbol"/>
    </style:style>
    <style:style style:name="WW_5f_CharLFO104LVL1" style:display-name="WW_CharLFO104LVL1" style:family="text">
      <style:text-properties style:font-name="Symbol" fo:font-family="Symbol" style:font-family-generic="roman" style:font-pitch="variable" style:font-charset="x-symbol"/>
    </style:style>
    <style:style style:name="WW_5f_CharLFO105LVL1" style:display-name="WW_CharLFO105LVL1" style:family="text">
      <style:text-properties style:font-name="Symbol" fo:font-family="Symbol" style:font-family-generic="roman" style:font-pitch="variable" style:font-charset="x-symbol"/>
    </style:style>
    <style:style style:name="WW_5f_CharLFO107LVL1" style:display-name="WW_CharLFO107LVL1" style:family="text">
      <style:text-properties style:font-name="Symbol" fo:font-family="Symbol" style:font-family-generic="roman" style:font-pitch="variable" style:font-charset="x-symbol"/>
    </style:style>
    <style:style style:name="WW_5f_CharLFO109LVL1" style:display-name="WW_CharLFO109LVL1" style:family="text">
      <style:text-properties style:font-name="StarSymbol" fo:font-family="StarSymbol" style:font-family-generic="system" style:font-charset="x-symbol"/>
    </style:style>
    <style:style style:name="WW_5f_CharLFO110LVL1" style:display-name="WW_CharLFO110LVL1" style:family="text">
      <style:text-properties style:font-name="Symbol" fo:font-family="Symbol" style:font-family-generic="roman" style:font-pitch="variable" style:font-charset="x-symbol"/>
    </style:style>
    <style:style style:name="WW_5f_CharLFO111LVL1" style:display-name="WW_CharLFO111LVL1" style:family="text">
      <style:text-properties style:font-name="Symbol" fo:font-family="Symbol" style:font-family-generic="roman" style:font-pitch="variable" style:font-charset="x-symbol"/>
    </style:style>
    <style:style style:name="WW_5f_CharLFO112LVL1" style:display-name="WW_CharLFO112LVL1" style:family="text">
      <style:text-properties style:font-name="Symbol" fo:font-family="Symbol" style:font-family-generic="roman" style:font-pitch="variable" style:font-charset="x-symbol"/>
    </style:style>
    <style:style style:name="WW_5f_CharLFO112LVL2" style:display-name="WW_CharLFO112LVL2" style:family="text">
      <style:text-properties style:font-name="Courier New" fo:font-family="'Courier New'" style:font-family-generic="modern" style:font-pitch="fixed"/>
    </style:style>
    <style:style style:name="WW_5f_CharLFO112LVL3" style:display-name="WW_CharLFO112LVL3" style:family="text">
      <style:text-properties style:font-name="Wingdings" fo:font-family="Wingdings" style:font-family-generic="system" style:font-pitch="variable" style:font-charset="x-symbol"/>
    </style:style>
    <style:style style:name="WW_5f_CharLFO112LVL4" style:display-name="WW_CharLFO112LVL4" style:family="text">
      <style:text-properties style:font-name="Symbol" fo:font-family="Symbol" style:font-family-generic="roman" style:font-pitch="variable" style:font-charset="x-symbol"/>
    </style:style>
    <style:style style:name="WW_5f_CharLFO112LVL5" style:display-name="WW_CharLFO112LVL5" style:family="text">
      <style:text-properties style:font-name="Courier New" fo:font-family="'Courier New'" style:font-family-generic="modern" style:font-pitch="fixed"/>
    </style:style>
    <style:style style:name="WW_5f_CharLFO112LVL6" style:display-name="WW_CharLFO112LVL6" style:family="text">
      <style:text-properties style:font-name="Wingdings" fo:font-family="Wingdings" style:font-family-generic="system" style:font-pitch="variable" style:font-charset="x-symbol"/>
    </style:style>
    <style:style style:name="WW_5f_CharLFO112LVL7" style:display-name="WW_CharLFO112LVL7" style:family="text">
      <style:text-properties style:font-name="Symbol" fo:font-family="Symbol" style:font-family-generic="roman" style:font-pitch="variable" style:font-charset="x-symbol"/>
    </style:style>
    <style:style style:name="WW_5f_CharLFO112LVL8" style:display-name="WW_CharLFO112LVL8" style:family="text">
      <style:text-properties style:font-name="Courier New" fo:font-family="'Courier New'" style:font-family-generic="modern" style:font-pitch="fixed"/>
    </style:style>
    <style:style style:name="WW_5f_CharLFO112LVL9" style:display-name="WW_CharLFO112LVL9" style:family="text">
      <style:text-properties style:font-name="Wingdings" fo:font-family="Wingdings" style:font-family-generic="system" style:font-pitch="variable" style:font-charset="x-symbol"/>
    </style:style>
    <style:style style:name="WW_5f_CharLFO115LVL1" style:display-name="WW_CharLFO115LVL1" style:family="text">
      <style:text-properties style:font-name="StarSymbol" fo:font-family="StarSymbol" style:font-family-generic="system" style:font-charset="x-symbol"/>
    </style:style>
    <style:style style:name="WW_5f_CharLFO119LVL1" style:display-name="WW_CharLFO119LVL1" style:family="text">
      <style:text-properties style:font-name="StarSymbol" fo:font-family="StarSymbol" style:font-family-generic="system" style:font-charset="x-symbol"/>
    </style:style>
    <style:style style:name="WW_5f_CharLFO120LVL1" style:display-name="WW_CharLFO120LVL1" style:family="text">
      <style:text-properties style:font-name="Symbol" fo:font-family="Symbol" style:font-family-generic="roman" style:font-pitch="variable" style:font-charset="x-symbol"/>
    </style:style>
    <style:style style:name="WW_5f_CharLFO121LVL1" style:display-name="WW_CharLFO121LVL1" style:family="text">
      <style:text-properties style:font-name="Symbol" fo:font-family="Symbol" style:font-family-generic="roman" style:font-pitch="variable" style:font-charset="x-symbol"/>
    </style:style>
    <style:style style:name="WW_5f_CharLFO122LVL1" style:display-name="WW_CharLFO122LVL1" style:family="text">
      <style:text-properties style:font-name="Symbol" fo:font-family="Symbol" style:font-family-generic="roman" style:font-pitch="variable" style:font-charset="x-symbol"/>
    </style:style>
    <style:style style:name="WW_5f_CharLFO123LVL1" style:display-name="WW_CharLFO123LVL1" style:family="text">
      <style:text-properties style:font-name="Symbol" fo:font-family="Symbol" style:font-family-generic="roman" style:font-pitch="variable" style:font-charset="x-symbol"/>
    </style:style>
    <style:style style:name="WW_5f_CharLFO124LVL1" style:display-name="WW_CharLFO124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1">
        <style:list-level-properties text:min-label-width="0.51cm"/>
      </text:outline-level-style>
      <text:outline-level-style text:level="2" style:num-format="1" text:display-levels="2">
        <style:list-level-properties text:min-label-width="0.87cm"/>
      </text:outline-level-style>
      <text:outline-level-style text:level="3" style:num-format="1" text:display-levels="3">
        <style:list-level-properties text:min-label-width="1.169cm"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" style:display-name="WW_OutlineListStyle_1">
      <text:list-level-style-number text:level="1" style:num-format="1">
        <style:list-level-properties text:min-label-width="0.51cm"/>
      </text:list-level-style-number>
      <text:list-level-style-number text:level="2" style:num-format="1" text:display-levels="2">
        <style:list-level-properties text:min-label-width="0.87cm"/>
      </text:list-level-style-number>
      <text:list-level-style-number text:level="3" style:num-format="1" text:display-levels="3">
        <style:list-level-properties text:min-label-width="1.169cm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min-label-width="0.51cm"/>
      </text:list-level-style-number>
      <text:list-level-style-number text:level="2" style:num-format="1" text:display-levels="2">
        <style:list-level-properties text:min-label-width="0.87cm"/>
      </text:list-level-style-number>
      <text:list-level-style-number text:level="3" style:num-format="1" text:display-levels="3">
        <style:list-level-properties text:min-label-width="1.169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3LVL1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4LVL1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5LVL1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6LVL1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2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4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space-before="1.499cm"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7LVL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8LVL1" text:bullet-char="">
        <style:list-level-properties text:space-before="0.499cm"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0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2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4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5LVL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7LVL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9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0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2LVL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_5f_CharLFO33LVL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_5f_CharLFO36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9LVL1" text:bullet-char="">
        <style:list-level-properties text:space-before="0.499cm"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40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_5f_CharLFO41LVL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2LVL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_5f_CharLFO45LVL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_5f_CharLFO46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_5f_CharLFO4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_5f_CharLFO49LVL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_5f_CharLFO50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_5f_CharLFO52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_5f_CharLFO53LVL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_5f_CharLFO54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bullet text:level="1" text:style-name="WW_5f_CharLFO57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_5f_CharLFO58LVL1" text:bullet-char="">
        <style:list-level-properties text:space-before="0.499cm"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bullet text:level="1" text:style-name="WW_5f_CharLFO59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_5f_CharLFO6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bullet text:level="1" text:style-name="WW_5f_CharLFO63LVL1" text:bullet-char="">
        <style:list-level-properties text:space-before="0.499cm"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number text:level="1" text:style-name="WW_5f_CharLFO65LVL1" style:num-prefix="" style:num-format="">
        <style:list-level-properties text:space-before="1.11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bullet text:level="1" text:style-name="WW_5f_CharLFO67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>
      <text:list-level-style-bullet text:level="1" text:style-name="WW_5f_CharLFO69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>
      <text:list-level-style-bullet text:level="1" text:style-name="WW_5f_CharLFO70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bullet text:level="1" text:style-name="WW_5f_CharLFO72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bullet text:level="1" text:style-name="WW_5f_CharLFO7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>
      <text:list-level-style-bullet text:level="1" text:style-name="WW_5f_CharLFO74LVL1" text:bullet-char="">
        <style:list-level-properties text:space-before="0.499cm"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>
      <text:list-level-style-bullet text:level="1" text:style-name="WW_5f_CharLFO77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bullet text:level="1" text:style-name="WW_5f_CharLFO7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bullet text:level="1" text:style-name="WW_5f_CharLFO79LVL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bullet text:level="1" text:style-name="WW_5f_CharLFO8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8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8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8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8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8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8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8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8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>
      <text:list-level-style-bullet text:level="1" text:style-name="WW_5f_CharLFO8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>
      <text:list-level-style-bullet text:level="1" text:style-name="WW_5f_CharLFO87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bullet text:level="1" text:style-name="WW_5f_CharLFO90LVL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number text:level="1" style:num-suffix="." style:num-format="1" text:start-value="6">
        <style:list-level-properties text:min-label-width="1.244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>
      <text:list-level-style-number text:level="1" style:num-prefix="(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>
      <text:list-level-style-bullet text:level="1" text:style-name="WW_5f_CharLFO93LVL1" text:bullet-char="">
        <style:list-level-properties text:min-label-width="0.635cm"/>
        <style:text-properties style:font-name="Symbol"/>
      </text:list-level-style-bullet>
      <text:list-level-style-bullet text:level="2" text:style-name="WW_5f_CharLFO93LVL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_5f_CharLFO93LVL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_5f_CharLFO93LVL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_5f_CharLFO93LVL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_5f_CharLFO93LVL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_5f_CharLFO93LVL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_5f_CharLFO93LVL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_5f_CharLFO93LVL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>
      <text:list-level-style-bullet text:level="1" text:style-name="WW_5f_CharLFO94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>
      <text:list-level-style-bullet text:level="1" text:style-name="WW_5f_CharLFO95LVL1" text:bullet-char="">
        <style:list-level-properties text:space-before="0.499cm"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>
      <text:list-level-style-bullet text:level="1" text:style-name="WW_5f_CharLFO96LVL1" text:bullet-char="">
        <style:list-level-properties text:min-label-width="0.635cm"/>
        <style:text-properties style:font-name="Symbol"/>
      </text:list-level-style-bullet>
      <text:list-level-style-bullet text:level="2" text:style-name="WW_5f_CharLFO96LVL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_5f_CharLFO96LVL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_5f_CharLFO96LVL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_5f_CharLFO96LVL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_5f_CharLFO96LVL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_5f_CharLFO96LVL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_5f_CharLFO96LVL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_5f_CharLFO96LVL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>
      <text:list-level-style-bullet text:level="1" text:style-name="WW_5f_CharLFO97LVL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>
      <text:list-level-style-bullet text:level="1" text:style-name="WW_5f_CharLFO100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>
      <text:list-level-style-bullet text:level="1" text:style-name="WW_5f_CharLFO103LVL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>
      <text:list-level-style-bullet text:level="1" text:style-name="WW_5f_CharLFO104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>
      <text:list-level-style-bullet text:level="1" text:style-name="WW_5f_CharLFO10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>
      <text:list-level-style-bullet text:level="1" text:style-name="WW_5f_CharLFO107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>
      <text:list-level-style-bullet text:level="1" text:style-name="WW_5f_CharLFO109LVL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>
      <text:list-level-style-bullet text:level="1" text:style-name="WW_5f_CharLFO110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>
      <text:list-level-style-bullet text:level="1" text:style-name="WW_5f_CharLFO1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>
      <text:list-level-style-bullet text:level="1" text:style-name="WW_5f_CharLFO11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1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1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1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1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1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1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1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1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>
      <text:list-level-style-bullet text:level="1" text:style-name="WW_5f_CharLFO115LVL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>
      <text:list-level-style-bullet text:level="1" text:style-name="WW_5f_CharLFO119LVL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>
      <text:list-level-style-bullet text:level="1" text:style-name="WW_5f_CharLFO120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>
      <text:list-level-style-bullet text:level="1" text:style-name="WW_5f_CharLFO12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>
      <text:list-level-style-bullet text:level="1" text:style-name="WW_5f_CharLFO122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>
      <text:list-level-style-bullet text:level="1" text:style-name="WW_5f_CharLFO12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>
      <text:list-level-style-bullet text:level="1" text:style-name="WW_5f_CharLFO124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ied_20_de_20_page_20__28_Premier_29_">
      <style:paragraph-properties fo:margin-top="0.22cm" fo:margin-bottom="0cm" style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/>
    <style:style style:name="MT2" style:family="text">
      <style:text-properties fo:font-weight="normal" style:font-weight-asian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13cm" fo:page-height="29.699cm" style:num-format="1" style:print-orientation="portrait" fo:margin-top="1.27cm" fo:margin-bottom="1.3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cm" fo:margin-left="0cm" fo:margin-right="0cm" fo:margin-top="0cm" style:dynamic-spacing="true"/>
      </style:footer-style>
    </style:page-layout>
    <style:page-layout style:name="Mpm3">
      <style:page-layout-properties fo:page-width="21.013cm" fo:page-height="29.699cm" style:num-format="1" style:print-orientation="portrait" fo:margin-top="1.27cm" fo:margin-bottom="1.3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cm" style:dynamic-spacing="true"/>
      </style:footer-style>
    </style:page-layout>
    <style:page-layout style:name="Mpm4">
      <style:page-layout-properties fo:page-width="21.013cm" fo:page-height="29.699cm" style:num-format="1" style:print-orientation="portrait" fo:margin-top="1.3cm" fo:margin-bottom="1.3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style:dynamic-spacing="true"/>
      </style:header-style>
      <style:footer-style>
        <style:header-footer-properties fo:min-height="0.7cm" fo:margin-left="0cm" fo:margin-right="0cm" fo:margin-top="0cm" style:dynamic-spacing="true"/>
      </style:footer-style>
    </style:page-layout>
    <style:page-layout style:name="Mpm5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0.998cm" fo:margin-left="0cm" fo:margin-right="0cm" fo:margin-top="0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-tête"><text:subject/><text:tab/>Cahier des charges<text:tab/></text:p>
      </style:header>
      <style:footer>
        <text:p text:style-name="Pied_20_de_20_page"><text:tab/><text:tab/>Page <text:page-number text:select-page="current"/> sur <text:span text:style-name="Numéro_20_de_20_page"><text:page-count style:num-format="1">12</text:page-count></text:span></text:p>
      </style:footer>
    </style:master-page>
    <style:master-page style:name="MPF0" style:page-layout-name="Mpm3" style:next-style-name="MP0">
      <style:footer>
        <text:p text:style-name="Pied_20_de_20_page"><text:tab/><text:tab/><text:span text:style-name="Numéro_20_de_20_page"><text:page-count style:num-format="1">12</text:page-count></text:span><text:span text:style-name="Numéro_20_de_20_page"> pages</text:span></text:p>
      </style:footer>
    </style:master-page>
    <style:master-page style:name="MP1" style:page-layout-name="Mpm4">
      <style:header>
        <text:p text:style-name="En-tête"><text:subject/><text:tab/>Cahier des charges<text:tab/></text:p>
      </style:header>
      <style:footer>
        <text:p text:style-name="Pied_20_de_20_page"><text:tab/><text:tab/>Page <text:page-number text:select-page="current">4</text:page-number> sur <text:span text:style-name="Numéro_20_de_20_page"><text:page-count style:num-format="1">12</text:page-count></text:span></text:p>
      </style:footer>
    </style:master-page>
    <style:master-page style:name="MP2" style:page-layout-name="Mpm5">
      <style:header>
        <text:p text:style-name="En-tête_20__28_Pair_29_">FIP INF112<text:tab/><text:tab/>20/05/2014</text:p>
      </style:header>
      <style:footer>
        <text:p text:style-name="MP1"><text:span text:style-name="Police_20_par_20_défaut"><text:span text:style-name="MT2">Télécom Bretagne</text:span></text:span><text:tab/><text:span text:style-name="Police_20_par_20_défaut"><text:span text:style-name="MT2"><text:page-number text:select-page="current">10</text:page-number></text:span></text:span><text:span text:style-name="Police_20_par_20_défaut"><text:span text:style-name="MT2">/</text:span></text:span><text:span text:style-name="Police_20_par_20_défaut"><text:span text:style-name="MT2"><text:page-count>12</text:page-count></text:span></text:span><text:span text:style-name="Police_20_par_20_défaut"><text:span text:style-name="MT2"><text:tab/>Département Informatique</text:span></text:span></text:p>
      </style:footer>
    </style:master-page>
    <style:master-page style:name="MP3" style:page-layout-name="Mpm5">
      <style:header>
        <text:p text:style-name="En-tête_20__28_Pair_29_">FIP INF112<text:tab/><text:tab/>20/05/2014</text:p>
      </style:header>
      <style:footer>
        <text:p text:style-name="MP1"><text:span text:style-name="Police_20_par_20_défaut"><text:span text:style-name="MT2">Télécom Bretagne</text:span></text:span><text:tab/><text:span text:style-name="Police_20_par_20_défaut"><text:span text:style-name="MT2"><text:page-number text:select-page="current">12</text:page-number></text:span></text:span><text:span text:style-name="Police_20_par_20_défaut"><text:span text:style-name="MT2">/</text:span></text:span><text:span text:style-name="Police_20_par_20_défaut"><text:span text:style-name="MT2"><text:page-count>12</text:page-count></text:span></text:span><text:span text:style-name="Police_20_par_20_défaut"><text:span text:style-name="MT2"><text:tab/>Département Informatique</text:span></text:span></text:p>
      </style:footer>
    </style:master-page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dc:title>Cahier des charges</dc:title>
    <meta:initial-creator>lassudrie</meta:initial-creator>
    <meta:creation-date>2004-08-03T16:02:00Z</meta:creation-date>
    <dc:date>2014-06-03T20:13:23.993000000</dc:date>
    <meta:print-date>2005-02-04T11:13:00Z</meta:print-date>
    <meta:editing-cycles>4</meta:editing-cycles>
    <meta:editing-duration>PT13H23M</meta:editing-duration>
    <meta:document-statistic meta:table-count="5" meta:image-count="0" meta:object-count="0" meta:page-count="12" meta:paragraph-count="173" meta:word-count="1604" meta:character-count="9970" meta:non-whitespace-character-count="8487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